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13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161in"/>
    </style:style>
    <style:style style:name="co4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3" table:default-cell-style-name="Default"/>
        <table:table-row table:style-name="ro1">
          <table:table-cell table:number-columns-repeated="10"/>
          <table:table-cell table:style-name="ce1" office:value-type="string" table:number-columns-spanned="4" table:number-rows-spanned="1">
            <text:p>wht_iterative</text:p>
          </table:table-cell>
          <table:covered-table-cell table:number-columns-repeated="3"/>
          <table:table-cell table:style-name="ce1" office:value-type="string" table:number-columns-spanned="4" table:number-rows-spanned="1">
            <text:p>wht_recursive</text:p>
          </table:table-cell>
          <table:covered-table-cell table:number-columns-repeated="3"/>
          <table:table-cell table:style-name="ce1" office:value-type="string" table:number-columns-spanned="4" table:number-rows-spanned="1">
            <text:p>wht_iterative_sse</text:p>
          </table:table-cell>
          <table:covered-table-cell table:number-columns-repeated="3"/>
          <table:table-cell table:style-name="ce1" office:value-type="string" table:number-columns-spanned="4" table:number-rows-spanned="1">
            <text:p>wht_recursive_sse</text:p>
          </table:table-cell>
          <table:covered-table-cell table:number-columns-repeated="3"/>
          <table:table-cell table:style-name="ce1" office:value-type="string" table:number-columns-spanned="4" table:number-rows-spanned="1">
            <text:p>wht_recursive_openmp</text:p>
          </table:table-cell>
          <table:covered-table-cell table:number-columns-repeated="3"/>
          <table:table-cell table:style-name="ce1" office:value-type="string" table:number-columns-spanned="4" table:number-rows-spanned="1">
            <text:p>wht_recursive_pthread</text:p>
          </table:table-cell>
          <table:covered-table-cell table:number-columns-repeated="3"/>
          <table:table-cell table:style-name="ce1" office:value-type="string" table:number-columns-spanned="4" table:number-rows-spanned="1">
            <text:p>wht_recursive_openmp/pthread</text:p>
          </table:table-cell>
          <table:covered-table-cell table:number-columns-repeated="3"/>
        </table:table-row>
        <table:table-row table:style-name="ro1">
          <table:table-cell table:number-columns-repeated="5"/>
          <table:table-cell office:value-type="string">
            <text:p>n</text:p>
          </table:table-cell>
          <table:table-cell office:value-type="string">
            <text:p>seconds</text:p>
          </table:table-cell>
          <table:table-cell office:value-type="string">
            <text:p>instructions</text:p>
          </table:table-cell>
          <table:table-cell office:value-type="string">
            <text:p>mflops</text:p>
          </table:table-cell>
          <table:table-cell office:value-type="string">
            <text:p>l1_dcm</text:p>
          </table:table-cell>
          <table:table-cell office:value-type="string">
            <text:p>seconds</text:p>
          </table:table-cell>
          <table:table-cell office:value-type="string">
            <text:p>instructions</text:p>
          </table:table-cell>
          <table:table-cell office:value-type="string">
            <text:p>mflops</text:p>
          </table:table-cell>
          <table:table-cell office:value-type="string">
            <text:p>l1_dcm</text:p>
          </table:table-cell>
          <table:table-cell office:value-type="string">
            <text:p>seconds</text:p>
          </table:table-cell>
          <table:table-cell office:value-type="string">
            <text:p>instructions</text:p>
          </table:table-cell>
          <table:table-cell office:value-type="string">
            <text:p>mflops</text:p>
          </table:table-cell>
          <table:table-cell office:value-type="string">
            <text:p>l1_dcm</text:p>
          </table:table-cell>
          <table:table-cell office:value-type="string">
            <text:p>seconds</text:p>
          </table:table-cell>
          <table:table-cell office:value-type="string">
            <text:p>instructions</text:p>
          </table:table-cell>
          <table:table-cell office:value-type="string">
            <text:p>mflops</text:p>
          </table:table-cell>
          <table:table-cell office:value-type="string">
            <text:p>l1_dcm</text:p>
          </table:table-cell>
          <table:table-cell office:value-type="string">
            <text:p>seconds</text:p>
          </table:table-cell>
          <table:table-cell office:value-type="string">
            <text:p>instructions</text:p>
          </table:table-cell>
          <table:table-cell office:value-type="string">
            <text:p>mflops</text:p>
          </table:table-cell>
          <table:table-cell office:value-type="string">
            <text:p>l1_dcm</text:p>
          </table:table-cell>
          <table:table-cell office:value-type="string">
            <text:p>seconds</text:p>
          </table:table-cell>
          <table:table-cell office:value-type="string">
            <text:p>instructions</text:p>
          </table:table-cell>
          <table:table-cell office:value-type="string">
            <text:p>mflops</text:p>
          </table:table-cell>
          <table:table-cell office:value-type="string">
            <text:p>l1_dcm</text:p>
          </table:table-cell>
          <table:table-cell office:value-type="string">
            <text:p>seconds</text:p>
          </table:table-cell>
          <table:table-cell office:value-type="string">
            <text:p>instructions</text:p>
          </table:table-cell>
          <table:table-cell office:value-type="string">
            <text:p>mflops</text:p>
          </table:table-cell>
          <table:table-cell office:value-type="string">
            <text:p>l1_dcm</text:p>
          </table:table-cell>
          <table:table-cell office:value-type="string">
            <text:p>seconds</text:p>
          </table:table-cell>
          <table:table-cell office:value-type="string">
            <text:p>instructions</text:p>
          </table:table-cell>
          <table:table-cell office:value-type="string">
            <text:p>mflops</text:p>
          </table:table-cell>
          <table:table-cell office:value-type="string">
            <text:p>l1_dcm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[.W3]/[.AI3]" office:value-type="float" office:value="1">
            <text:p>1</text:p>
          </table:table-cell>
          <table:table-cell office:value-type="string">
            <text:p>)</text:p>
          </table:table-cell>
          <table:table-cell office:value-type="float" office:value="4">
            <text:p>4</text:p>
          </table:table-cell>
          <table:table-cell table:formula="of:=[.O3]/[.K3]" office:value-type="float" office:value="0.363636363636364">
            <text:p>0.3636363636</text:p>
          </table:table-cell>
          <table:table-cell table:formula="of:=[.P3]/[.L3]" office:value-type="float" office:value="0.292353823088456">
            <text:p>0.2923538231</text:p>
          </table:table-cell>
          <table:table-cell table:formula="of:=[.Q3]/[.M3]" office:value-type="float" office:value="2.75000275000275">
            <text:p>2.75000275</text:p>
          </table:table-cell>
          <table:table-cell table:formula="of:=[.R3]/[.N3]" office:value-type="float" office:value="0.0256410256410256">
            <text:p>0.0256410256</text:p>
          </table:table-cell>
          <table:table-cell office:value-type="float" office:value="0.000022">
            <text:p>0.000022</text:p>
          </table:table-cell>
          <table:table-cell office:value-type="float" office:value="1334">
            <text:p>1334</text:p>
          </table:table-cell>
          <table:table-cell office:value-type="float" office:value="0.363636">
            <text:p>0.363636</text:p>
          </table:table-cell>
          <table:table-cell office:value-type="float" office:value="39">
            <text:p>39</text:p>
          </table:table-cell>
          <table:table-cell office:value-type="float" office:value="0.000008">
            <text:p>0.000008</text:p>
          </table:table-cell>
          <table:table-cell office:value-type="float" office:value="390">
            <text:p>390</text:p>
          </table:table-cell>
          <table:table-cell table:number-columns-repeated="2" office:value-type="float" office:value="1">
            <text:p>1</text:p>
          </table:table-cell>
          <table:table-cell office:value-type="float" office:value="0.000008">
            <text:p>0.000008</text:p>
          </table:table-cell>
          <table:table-cell office:value-type="float" office:value="643">
            <text:p>643</text:p>
          </table:table-cell>
          <table:table-cell table:number-columns-repeated="2" office:value-type="float" office:value="1">
            <text:p>1</text:p>
          </table:table-cell>
          <table:table-cell office:value-type="float" office:value="0.000008">
            <text:p>0.000008</text:p>
          </table:table-cell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0008">
            <text:p>0.000008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0008">
            <text:p>0.000008</text:p>
          </table:table-cell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0008">
            <text:p>0.000008</text:p>
          </table:table-cell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3]+1" office:value-type="float" office:value="3">
            <text:p>3</text:p>
          </table:table-cell>
          <table:table-cell office:value-type="string">
            <text:p>,</text:p>
          </table:table-cell>
          <table:table-cell table:formula="of:=[.W4]/[.AI4]" office:value-type="float" office:value="0.000405658942244308">
            <text:p>0.0004056589</text:p>
          </table:table-cell>
          <table:table-cell office:value-type="string">
            <text:p>)</text:p>
          </table:table-cell>
          <table:table-cell office:value-type="float" office:value="8">
            <text:p>8</text:p>
          </table:table-cell>
          <table:table-cell table:formula="of:=[.O4]/[.K4]" office:value-type="float" office:value="0.473684210526316">
            <text:p>0.4736842105</text:p>
          </table:table-cell>
          <table:table-cell table:formula="of:=[.P4]/[.L4]" office:value-type="float" office:value="0.327763496143959">
            <text:p>0.3277634961</text:p>
          </table:table-cell>
          <table:table-cell table:formula="of:=[.Q4]/[.M4]" office:value-type="float" office:value="2.11111119907407">
            <text:p>2.1111111991</text:p>
          </table:table-cell>
          <table:table-cell table:formula="of:=[.R4]/[.N4]" office:value-type="float" office:value="0.024390243902439">
            <text:p>0.0243902439</text:p>
          </table:table-cell>
          <table:table-cell office:value-type="float" office:value="0.000019">
            <text:p>0.000019</text:p>
          </table:table-cell>
          <table:table-cell office:value-type="float" office:value="1556">
            <text:p>1556</text:p>
          </table:table-cell>
          <table:table-cell office:value-type="float" office:value="1.263158">
            <text:p>1.263158</text:p>
          </table:table-cell>
          <table:table-cell office:value-type="float" office:value="41">
            <text:p>41</text:p>
          </table:table-cell>
          <table:table-cell office:value-type="float" office:value="0.000009">
            <text:p>0.000009</text:p>
          </table:table-cell>
          <table:table-cell office:value-type="float" office:value="510">
            <text:p>510</text:p>
          </table:table-cell>
          <table:table-cell office:value-type="float" office:value="2.666667">
            <text:p>2.666667</text:p>
          </table:table-cell>
          <table:table-cell office:value-type="float" office:value="1">
            <text:p>1</text:p>
          </table:table-cell>
          <table:table-cell office:value-type="float" office:value="0.000008">
            <text:p>0.000008</text:p>
          </table:table-cell>
          <table:table-cell office:value-type="float" office:value="821">
            <text:p>8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0008">
            <text:p>0.000008</text:p>
          </table:table-cell>
          <table:table-cell office:value-type="float" office:value="422">
            <text:p>4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38577">
            <text:p>0.038577</text:p>
          </table:table-cell>
          <table:table-cell office:value-type="float" office:value="28815058">
            <text:p>28815058</text:p>
          </table:table-cell>
          <table:table-cell office:value-type="float" office:value="0.000622">
            <text:p>0.000622</text:p>
          </table:table-cell>
          <table:table-cell office:value-type="float" office:value="2270">
            <text:p>2270</text:p>
          </table:table-cell>
          <table:table-cell office:value-type="float" office:value="0.00009">
            <text:p>0.00009</text:p>
          </table:table-cell>
          <table:table-cell office:value-type="float" office:value="4561">
            <text:p>4561</text:p>
          </table:table-cell>
          <table:table-cell office:value-type="float" office:value="0.266667">
            <text:p>0.266667</text:p>
          </table:table-cell>
          <table:table-cell office:value-type="float" office:value="433">
            <text:p>433</text:p>
          </table:table-cell>
          <table:table-cell office:value-type="float" office:value="0.019721">
            <text:p>0.019721</text:p>
          </table:table-cell>
          <table:table-cell office:value-type="float" office:value="16153864">
            <text:p>16153864</text:p>
          </table:table-cell>
          <table:table-cell office:value-type="float" office:value="0.001217">
            <text:p>0.001217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4]+1" office:value-type="float" office:value="4">
            <text:p>4</text:p>
          </table:table-cell>
          <table:table-cell office:value-type="string">
            <text:p>,</text:p>
          </table:table-cell>
          <table:table-cell table:formula="of:=[.W5]/[.AI5]" office:value-type="float" office:value="0.0666666666666667">
            <text:p>0.0666666667</text:p>
          </table:table-cell>
          <table:table-cell office:value-type="string">
            <text:p>)</text:p>
          </table:table-cell>
          <table:table-cell office:value-type="float" office:value="16">
            <text:p>16</text:p>
          </table:table-cell>
          <table:table-cell table:formula="of:=[.O5]/[.K5]" office:value-type="float" office:value="0.45">
            <text:p>0.45</text:p>
          </table:table-cell>
          <table:table-cell table:formula="of:=[.P5]/[.L5]" office:value-type="float" office:value="0.490296220633299">
            <text:p>0.4902962206</text:p>
          </table:table-cell>
          <table:table-cell table:formula="of:=[.Q5]/[.M5]" office:value-type="float" office:value="2.2222221875">
            <text:p>2.2222221875</text:p>
          </table:table-cell>
          <table:table-cell table:formula="of:=[.R5]/[.N5]" office:value-type="float" office:value="0.0612244897959184">
            <text:p>0.0612244898</text:p>
          </table:table-cell>
          <table:table-cell office:value-type="float" office:value="0.00002">
            <text:p>0.00002</text:p>
          </table:table-cell>
          <table:table-cell office:value-type="float" office:value="1958">
            <text:p>1958</text:p>
          </table:table-cell>
          <table:table-cell office:value-type="float" office:value="3.2">
            <text:p>3.2</text:p>
          </table:table-cell>
          <table:table-cell office:value-type="float" office:value="49">
            <text:p>49</text:p>
          </table:table-cell>
          <table:table-cell office:value-type="float" office:value="0.000009">
            <text:p>0.000009</text:p>
          </table:table-cell>
          <table:table-cell office:value-type="float" office:value="960">
            <text:p>960</text:p>
          </table:table-cell>
          <table:table-cell office:value-type="float" office:value="7.111111">
            <text:p>7.111111</text:p>
          </table:table-cell>
          <table:table-cell office:value-type="float" office:value="3">
            <text:p>3</text:p>
          </table:table-cell>
          <table:table-cell office:value-type="float" office:value="0.000008">
            <text:p>0.000008</text:p>
          </table:table-cell>
          <table:table-cell office:value-type="float" office:value="1109">
            <text:p>110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00008">
            <text:p>0.000008</text:p>
          </table:table-cell>
          <table:table-cell office:value-type="float" office:value="604">
            <text:p>6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38477">
            <text:p>0.038477</text:p>
          </table:table-cell>
          <table:table-cell office:value-type="float" office:value="28949704">
            <text:p>28949704</text:p>
          </table:table-cell>
          <table:table-cell office:value-type="float" office:value="0.001663">
            <text:p>0.001663</text:p>
          </table:table-cell>
          <table:table-cell office:value-type="float" office:value="2209">
            <text:p>2209</text:p>
          </table:table-cell>
          <table:table-cell office:value-type="float" office:value="0.000108">
            <text:p>0.000108</text:p>
          </table:table-cell>
          <table:table-cell office:value-type="float" office:value="8336">
            <text:p>8336</text:p>
          </table:table-cell>
          <table:table-cell office:value-type="float" office:value="0.592593">
            <text:p>0.592593</text:p>
          </table:table-cell>
          <table:table-cell office:value-type="float" office:value="661">
            <text:p>661</text:p>
          </table:table-cell>
          <table:table-cell office:value-type="float" office:value="0.00012">
            <text:p>0.00012</text:p>
          </table:table-cell>
          <table:table-cell office:value-type="float" office:value="7222">
            <text:p>7222</text:p>
          </table:table-cell>
          <table:table-cell office:value-type="float" office:value="0.533333">
            <text:p>0.533333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5]+1" office:value-type="float" office:value="5">
            <text:p>5</text:p>
          </table:table-cell>
          <table:table-cell office:value-type="string">
            <text:p>,</text:p>
          </table:table-cell>
          <table:table-cell table:formula="of:=[.W6]/[.AI6]" office:value-type="float" office:value="0.0457142857142857">
            <text:p>0.0457142857</text:p>
          </table:table-cell>
          <table:table-cell office:value-type="string">
            <text:p>)</text:p>
          </table:table-cell>
          <table:table-cell office:value-type="float" office:value="32">
            <text:p>32</text:p>
          </table:table-cell>
          <table:table-cell table:formula="of:=[.O6]/[.K6]" office:value-type="float" office:value="0.45">
            <text:p>0.45</text:p>
          </table:table-cell>
          <table:table-cell table:formula="of:=[.P6]/[.L6]" office:value-type="float" office:value="0.57514450867052">
            <text:p>0.5751445087</text:p>
          </table:table-cell>
          <table:table-cell table:formula="of:=[.Q6]/[.M6]" office:value-type="float" office:value="2.22222225">
            <text:p>2.22222225</text:p>
          </table:table-cell>
          <table:table-cell table:formula="of:=[.R6]/[.N6]" office:value-type="float" office:value="0.02">
            <text:p>0.02</text:p>
          </table:table-cell>
          <table:table-cell office:value-type="float" office:value="0.00002">
            <text:p>0.00002</text:p>
          </table:table-cell>
          <table:table-cell office:value-type="float" office:value="2768">
            <text:p>2768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0.000009">
            <text:p>0.000009</text:p>
          </table:table-cell>
          <table:table-cell office:value-type="float" office:value="1592">
            <text:p>1592</text:p>
          </table:table-cell>
          <table:table-cell office:value-type="float" office:value="17.777778">
            <text:p>17.777778</text:p>
          </table:table-cell>
          <table:table-cell office:value-type="float" office:value="1">
            <text:p>1</text:p>
          </table:table-cell>
          <table:table-cell office:value-type="float" office:value="0.000008">
            <text:p>0.000008</text:p>
          </table:table-cell>
          <table:table-cell office:value-type="float" office:value="1641">
            <text:p>164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00008">
            <text:p>0.000008</text:p>
          </table:table-cell>
          <table:table-cell office:value-type="float" office:value="1012">
            <text:p>101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38349">
            <text:p>0.038349</text:p>
          </table:table-cell>
          <table:table-cell office:value-type="float" office:value="28982041">
            <text:p>28982041</text:p>
          </table:table-cell>
          <table:table-cell office:value-type="float" office:value="0.004172">
            <text:p>0.004172</text:p>
          </table:table-cell>
          <table:table-cell office:value-type="float" office:value="2214">
            <text:p>2214</text:p>
          </table:table-cell>
          <table:table-cell office:value-type="float" office:value="0.000113">
            <text:p>0.000113</text:p>
          </table:table-cell>
          <table:table-cell office:value-type="float" office:value="5714">
            <text:p>5714</text:p>
          </table:table-cell>
          <table:table-cell office:value-type="float" office:value="1.415929">
            <text:p>1.415929</text:p>
          </table:table-cell>
          <table:table-cell office:value-type="float" office:value="518">
            <text:p>518</text:p>
          </table:table-cell>
          <table:table-cell office:value-type="float" office:value="0.000175">
            <text:p>0.000175</text:p>
          </table:table-cell>
          <table:table-cell office:value-type="float" office:value="5800">
            <text:p>5800</text:p>
          </table:table-cell>
          <table:table-cell office:value-type="float" office:value="0.914286">
            <text:p>0.914286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6]+1" office:value-type="float" office:value="6">
            <text:p>6</text:p>
          </table:table-cell>
          <table:table-cell office:value-type="string">
            <text:p>,</text:p>
          </table:table-cell>
          <table:table-cell table:formula="of:=[.W7]/[.AI7]" office:value-type="float" office:value="0.0701754385964912">
            <text:p>0.0701754386</text:p>
          </table:table-cell>
          <table:table-cell office:value-type="string">
            <text:p>)</text:p>
          </table:table-cell>
          <table:table-cell office:value-type="float" office:value="64">
            <text:p>64</text:p>
          </table:table-cell>
          <table:table-cell table:formula="of:=[.O7]/[.K7]" office:value-type="float" office:value="0.45">
            <text:p>0.45</text:p>
          </table:table-cell>
          <table:table-cell table:formula="of:=[.P7]/[.L7]" office:value-type="float" office:value="0.642984409799555">
            <text:p>0.6429844098</text:p>
          </table:table-cell>
          <table:table-cell table:formula="of:=[.Q7]/[.M7]" office:value-type="float" office:value="2.22222223958333">
            <text:p>2.2222222396</text:p>
          </table:table-cell>
          <table:table-cell table:formula="of:=[.R7]/[.N7]" office:value-type="float" office:value="0.04">
            <text:p>0.04</text:p>
          </table:table-cell>
          <table:table-cell office:value-type="float" office:value="0.00002">
            <text:p>0.00002</text:p>
          </table:table-cell>
          <table:table-cell office:value-type="float" office:value="4490">
            <text:p>4490</text:p>
          </table:table-cell>
          <table:table-cell office:value-type="float" office:value="19.2">
            <text:p>19.2</text:p>
          </table:table-cell>
          <table:table-cell office:value-type="float" office:value="50">
            <text:p>50</text:p>
          </table:table-cell>
          <table:table-cell office:value-type="float" office:value="0.000009">
            <text:p>0.000009</text:p>
          </table:table-cell>
          <table:table-cell office:value-type="float" office:value="2887">
            <text:p>2887</text:p>
          </table:table-cell>
          <table:table-cell office:value-type="float" office:value="42.666667">
            <text:p>42.666667</text:p>
          </table:table-cell>
          <table:table-cell office:value-type="float" office:value="2">
            <text:p>2</text:p>
          </table:table-cell>
          <table:table-cell office:value-type="float" office:value="0.000008">
            <text:p>0.000008</text:p>
          </table:table-cell>
          <table:table-cell office:value-type="float" office:value="2709">
            <text:p>270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000008">
            <text:p>0.000008</text:p>
          </table:table-cell>
          <table:table-cell office:value-type="float" office:value="1916">
            <text:p>191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038064">
            <text:p>0.038064</text:p>
          </table:table-cell>
          <table:table-cell office:value-type="float" office:value="28466508">
            <text:p>28466508</text:p>
          </table:table-cell>
          <table:table-cell office:value-type="float" office:value="0.010088">
            <text:p>0.010088</text:p>
          </table:table-cell>
          <table:table-cell office:value-type="float" office:value="2163">
            <text:p>2163</text:p>
          </table:table-cell>
          <table:table-cell office:value-type="float" office:value="0.000118">
            <text:p>0.000118</text:p>
          </table:table-cell>
          <table:table-cell office:value-type="float" office:value="5803">
            <text:p>5803</text:p>
          </table:table-cell>
          <table:table-cell office:value-type="float" office:value="3.254237">
            <text:p>3.254237</text:p>
          </table:table-cell>
          <table:table-cell office:value-type="float" office:value="579">
            <text:p>579</text:p>
          </table:table-cell>
          <table:table-cell office:value-type="float" office:value="0.000114">
            <text:p>0.000114</text:p>
          </table:table-cell>
          <table:table-cell office:value-type="float" office:value="5903">
            <text:p>5903</text:p>
          </table:table-cell>
          <table:table-cell office:value-type="float" office:value="3.368421">
            <text:p>3.368421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7]+1" office:value-type="float" office:value="7">
            <text:p>7</text:p>
          </table:table-cell>
          <table:table-cell office:value-type="string">
            <text:p>,</text:p>
          </table:table-cell>
          <table:table-cell table:formula="of:=[.W8]/[.AI8]" office:value-type="float" office:value="0.0616438356164384">
            <text:p>0.0616438356</text:p>
          </table:table-cell>
          <table:table-cell office:value-type="string">
            <text:p>)</text:p>
          </table:table-cell>
          <table:table-cell office:value-type="float" office:value="128">
            <text:p>128</text:p>
          </table:table-cell>
          <table:table-cell table:formula="of:=[.O8]/[.K8]" office:value-type="float" office:value="0.454545454545455">
            <text:p>0.4545454545</text:p>
          </table:table-cell>
          <table:table-cell table:formula="of:=[.P8]/[.L8]" office:value-type="float" office:value="0.853913466212931">
            <text:p>0.8539134662</text:p>
          </table:table-cell>
          <table:table-cell table:formula="of:=[.Q8]/[.M8]" office:value-type="float" office:value="2.19999998526786">
            <text:p>2.1999999853</text:p>
          </table:table-cell>
          <table:table-cell table:formula="of:=[.R8]/[.N8]" office:value-type="float" office:value="0.0192307692307692">
            <text:p>0.0192307692</text:p>
          </table:table-cell>
          <table:table-cell office:value-type="float" office:value="0.000022">
            <text:p>0.000022</text:p>
          </table:table-cell>
          <table:table-cell office:value-type="float" office:value="8228">
            <text:p>8228</text:p>
          </table:table-cell>
          <table:table-cell office:value-type="float" office:value="40.727273">
            <text:p>40.727273</text:p>
          </table:table-cell>
          <table:table-cell office:value-type="float" office:value="52">
            <text:p>52</text:p>
          </table:table-cell>
          <table:table-cell office:value-type="float" office:value="0.00001">
            <text:p>0.00001</text:p>
          </table:table-cell>
          <table:table-cell office:value-type="float" office:value="7026">
            <text:p>7026</text:p>
          </table:table-cell>
          <table:table-cell office:value-type="float" office:value="89.6">
            <text:p>89.6</text:p>
          </table:table-cell>
          <table:table-cell office:value-type="float" office:value="1">
            <text:p>1</text:p>
          </table:table-cell>
          <table:table-cell office:value-type="float" office:value="0.000008">
            <text:p>0.000008</text:p>
          </table:table-cell>
          <table:table-cell office:value-type="float" office:value="4945">
            <text:p>4945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0.000009">
            <text:p>0.000009</text:p>
          </table:table-cell>
          <table:table-cell office:value-type="float" office:value="3900">
            <text:p>3900</text:p>
          </table:table-cell>
          <table:table-cell office:value-type="float" office:value="99.555556">
            <text:p>99.555556</text:p>
          </table:table-cell>
          <table:table-cell office:value-type="float" office:value="0">
            <text:p>0</text:p>
          </table:table-cell>
          <table:table-cell office:value-type="float" office:value="0.038838">
            <text:p>0.038838</text:p>
          </table:table-cell>
          <table:table-cell office:value-type="float" office:value="29218689">
            <text:p>29218689</text:p>
          </table:table-cell>
          <table:table-cell office:value-type="float" office:value="0.02307">
            <text:p>0.02307</text:p>
          </table:table-cell>
          <table:table-cell office:value-type="float" office:value="2167">
            <text:p>2167</text:p>
          </table:table-cell>
          <table:table-cell office:value-type="float" office:value="0.000116">
            <text:p>0.000116</text:p>
          </table:table-cell>
          <table:table-cell office:value-type="float" office:value="5994">
            <text:p>5994</text:p>
          </table:table-cell>
          <table:table-cell office:value-type="float" office:value="7.724138">
            <text:p>7.724138</text:p>
          </table:table-cell>
          <table:table-cell office:value-type="float" office:value="547">
            <text:p>547</text:p>
          </table:table-cell>
          <table:table-cell office:value-type="float" office:value="0.000146">
            <text:p>0.000146</text:p>
          </table:table-cell>
          <table:table-cell office:value-type="float" office:value="5540">
            <text:p>5540</text:p>
          </table:table-cell>
          <table:table-cell office:value-type="float" office:value="6.136986">
            <text:p>6.136986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8]+1" office:value-type="float" office:value="8">
            <text:p>8</text:p>
          </table:table-cell>
          <table:table-cell office:value-type="string">
            <text:p>,</text:p>
          </table:table-cell>
          <table:table-cell table:formula="of:=[.W9]/[.AI9]" office:value-type="float" office:value="0.0657894736842105">
            <text:p>0.0657894737</text:p>
          </table:table-cell>
          <table:table-cell office:value-type="string">
            <text:p>)</text:p>
          </table:table-cell>
          <table:table-cell office:value-type="float" office:value="256">
            <text:p>256</text:p>
          </table:table-cell>
          <table:table-cell table:formula="of:=[.O9]/[.K9]" office:value-type="float" office:value="0.4375">
            <text:p>0.4375</text:p>
          </table:table-cell>
          <table:table-cell table:formula="of:=[.P9]/[.L9]" office:value-type="float" office:value="0.845440117201807">
            <text:p>0.8454401172</text:p>
          </table:table-cell>
          <table:table-cell table:formula="of:=[.Q9]/[.M9]" office:value-type="float" office:value="2.28571428125">
            <text:p>2.2857142813</text:p>
          </table:table-cell>
          <table:table-cell table:formula="of:=[.R9]/[.N9]" office:value-type="float" office:value="0.00909090909090909">
            <text:p>0.0090909091</text:p>
          </table:table-cell>
          <table:table-cell office:value-type="float" office:value="0.000032">
            <text:p>0.000032</text:p>
          </table:table-cell>
          <table:table-cell office:value-type="float" office:value="16382">
            <text:p>16382</text:p>
          </table:table-cell>
          <table:table-cell office:value-type="float" office:value="64">
            <text:p>64</text:p>
          </table:table-cell>
          <table:table-cell office:value-type="float" office:value="110">
            <text:p>110</text:p>
          </table:table-cell>
          <table:table-cell office:value-type="float" office:value="0.000014">
            <text:p>0.000014</text:p>
          </table:table-cell>
          <table:table-cell office:value-type="float" office:value="13850">
            <text:p>13850</text:p>
          </table:table-cell>
          <table:table-cell office:value-type="float" office:value="146.285714">
            <text:p>146.285714</text:p>
          </table:table-cell>
          <table:table-cell office:value-type="float" office:value="1">
            <text:p>1</text:p>
          </table:table-cell>
          <table:table-cell office:value-type="float" office:value="0.00001">
            <text:p>0.00001</text:p>
          </table:table-cell>
          <table:table-cell office:value-type="float" office:value="9709">
            <text:p>9709</text:p>
          </table:table-cell>
          <table:table-cell office:value-type="float" office:value="204.8">
            <text:p>204.8</text:p>
          </table:table-cell>
          <table:table-cell office:value-type="float" office:value="0">
            <text:p>0</text:p>
          </table:table-cell>
          <table:table-cell office:value-type="float" office:value="0.00001">
            <text:p>0.00001</text:p>
          </table:table-cell>
          <table:table-cell office:value-type="float" office:value="8220">
            <text:p>8220</text:p>
          </table:table-cell>
          <table:table-cell office:value-type="float" office:value="204.8">
            <text:p>204.8</text:p>
          </table:table-cell>
          <table:table-cell office:value-type="float" office:value="0">
            <text:p>0</text:p>
          </table:table-cell>
          <table:table-cell office:value-type="float" office:value="0.038133">
            <text:p>0.038133</text:p>
          </table:table-cell>
          <table:table-cell office:value-type="float" office:value="28842461">
            <text:p>28842461</text:p>
          </table:table-cell>
          <table:table-cell office:value-type="float" office:value="0.053707">
            <text:p>0.053707</text:p>
          </table:table-cell>
          <table:table-cell office:value-type="float" office:value="2221">
            <text:p>2221</text:p>
          </table:table-cell>
          <table:table-cell office:value-type="float" office:value="0.000109">
            <text:p>0.000109</text:p>
          </table:table-cell>
          <table:table-cell office:value-type="float" office:value="6333">
            <text:p>6333</text:p>
          </table:table-cell>
          <table:table-cell office:value-type="float" office:value="18.788991">
            <text:p>18.788991</text:p>
          </table:table-cell>
          <table:table-cell office:value-type="float" office:value="554">
            <text:p>554</text:p>
          </table:table-cell>
          <table:table-cell office:value-type="float" office:value="0.000152">
            <text:p>0.000152</text:p>
          </table:table-cell>
          <table:table-cell office:value-type="float" office:value="5801">
            <text:p>5801</text:p>
          </table:table-cell>
          <table:table-cell office:value-type="float" office:value="13.473684">
            <text:p>13.473684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9]+1" office:value-type="float" office:value="9">
            <text:p>9</text:p>
          </table:table-cell>
          <table:table-cell office:value-type="string">
            <text:p>,</text:p>
          </table:table-cell>
          <table:table-cell table:formula="of:=[.W10]/[.AI10]" office:value-type="float" office:value="0.0882352941176471">
            <text:p>0.0882352941</text:p>
          </table:table-cell>
          <table:table-cell office:value-type="string">
            <text:p>)</text:p>
          </table:table-cell>
          <table:table-cell office:value-type="float" office:value="512">
            <text:p>512</text:p>
          </table:table-cell>
          <table:table-cell table:formula="of:=[.O10]/[.K10]" office:value-type="float" office:value="0.666666666666667">
            <text:p>0.6666666667</text:p>
          </table:table-cell>
          <table:table-cell table:formula="of:=[.P10]/[.L10]" office:value-type="float" office:value="0.796197562690415">
            <text:p>0.7961975627</text:p>
          </table:table-cell>
          <table:table-cell table:formula="of:=[.Q10]/[.M10]" office:value-type="float" office:value="1.49999999707031">
            <text:p>1.4999999971</text:p>
          </table:table-cell>
          <table:table-cell table:formula="of:=[.R10]/[.N10]" office:value-type="float" office:value="0.051948051948052">
            <text:p>0.0519480519</text:p>
          </table:table-cell>
          <table:table-cell office:value-type="float" office:value="0.000027">
            <text:p>0.000027</text:p>
          </table:table-cell>
          <table:table-cell office:value-type="float" office:value="34136">
            <text:p>34136</text:p>
          </table:table-cell>
          <table:table-cell office:value-type="float" office:value="170.666667">
            <text:p>170.666667</text:p>
          </table:table-cell>
          <table:table-cell office:value-type="float" office:value="77">
            <text:p>77</text:p>
          </table:table-cell>
          <table:table-cell office:value-type="float" office:value="0.000018">
            <text:p>0.000018</text:p>
          </table:table-cell>
          <table:table-cell office:value-type="float" office:value="27179">
            <text:p>27179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.000012">
            <text:p>0.000012</text:p>
          </table:table-cell>
          <table:table-cell office:value-type="float" office:value="19913">
            <text:p>19913</text:p>
          </table:table-cell>
          <table:table-cell office:value-type="float" office:value="384">
            <text:p>384</text:p>
          </table:table-cell>
          <table:table-cell office:value-type="float" office:value="5">
            <text:p>5</text:p>
          </table:table-cell>
          <table:table-cell office:value-type="float" office:value="0.000012">
            <text:p>0.000012</text:p>
          </table:table-cell>
          <table:table-cell office:value-type="float" office:value="17564">
            <text:p>17564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0.038093">
            <text:p>0.038093</text:p>
          </table:table-cell>
          <table:table-cell office:value-type="float" office:value="28683165">
            <text:p>28683165</text:p>
          </table:table-cell>
          <table:table-cell office:value-type="float" office:value="0.120967">
            <text:p>0.120967</text:p>
          </table:table-cell>
          <table:table-cell office:value-type="float" office:value="2116">
            <text:p>2116</text:p>
          </table:table-cell>
          <table:table-cell office:value-type="float" office:value="0.000119">
            <text:p>0.000119</text:p>
          </table:table-cell>
          <table:table-cell office:value-type="float" office:value="7035">
            <text:p>7035</text:p>
          </table:table-cell>
          <table:table-cell office:value-type="float" office:value="38.722689">
            <text:p>38.722689</text:p>
          </table:table-cell>
          <table:table-cell office:value-type="float" office:value="636">
            <text:p>636</text:p>
          </table:table-cell>
          <table:table-cell office:value-type="float" office:value="0.000136">
            <text:p>0.000136</text:p>
          </table:table-cell>
          <table:table-cell office:value-type="float" office:value="6077">
            <text:p>6077</text:p>
          </table:table-cell>
          <table:table-cell office:value-type="float" office:value="33.882353">
            <text:p>33.882353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10]+1" office:value-type="float" office:value="10">
            <text:p>10</text:p>
          </table:table-cell>
          <table:table-cell office:value-type="string">
            <text:p>,</text:p>
          </table:table-cell>
          <table:table-cell table:formula="of:=[.W11]/[.AI11]" office:value-type="float" office:value="0.140625">
            <text:p>0.140625</text:p>
          </table:table-cell>
          <table:table-cell office:value-type="string">
            <text:p>)</text:p>
          </table:table-cell>
          <table:table-cell office:value-type="float" office:value="1024">
            <text:p>1024</text:p>
          </table:table-cell>
          <table:table-cell table:formula="of:=[.O11]/[.K11]" office:value-type="float" office:value="0.787878787878788">
            <text:p>0.7878787879</text:p>
          </table:table-cell>
          <table:table-cell table:formula="of:=[.P11]/[.L11]" office:value-type="float" office:value="0.891443835540991">
            <text:p>0.8914438355</text:p>
          </table:table-cell>
          <table:table-cell table:formula="of:=[.Q11]/[.M11]" office:value-type="float" office:value="1.26923077096605">
            <text:p>1.269230771</text:p>
          </table:table-cell>
          <table:table-cell table:formula="of:=[.R11]/[.N11]" office:value-type="float" office:value="0.075187969924812">
            <text:p>0.0751879699</text:p>
          </table:table-cell>
          <table:table-cell office:value-type="float" office:value="0.000033">
            <text:p>0.000033</text:p>
          </table:table-cell>
          <table:table-cell office:value-type="float" office:value="72626">
            <text:p>72626</text:p>
          </table:table-cell>
          <table:table-cell office:value-type="float" office:value="310.30303">
            <text:p>310.30303</text:p>
          </table:table-cell>
          <table:table-cell office:value-type="float" office:value="133">
            <text:p>133</text:p>
          </table:table-cell>
          <table:table-cell office:value-type="float" office:value="0.000026">
            <text:p>0.000026</text:p>
          </table:table-cell>
          <table:table-cell office:value-type="float" office:value="64742">
            <text:p>64742</text:p>
          </table:table-cell>
          <table:table-cell office:value-type="float" office:value="393.846154">
            <text:p>393.846154</text:p>
          </table:table-cell>
          <table:table-cell office:value-type="float" office:value="10">
            <text:p>10</text:p>
          </table:table-cell>
          <table:table-cell office:value-type="float" office:value="0.000016">
            <text:p>0.000016</text:p>
          </table:table-cell>
          <table:table-cell office:value-type="float" office:value="41765">
            <text:p>41765</text:p>
          </table:table-cell>
          <table:table-cell office:value-type="float" office:value="640">
            <text:p>640</text:p>
          </table:table-cell>
          <table:table-cell office:value-type="float" office:value="9">
            <text:p>9</text:p>
          </table:table-cell>
          <table:table-cell office:value-type="float" office:value="0.000018">
            <text:p>0.000018</text:p>
          </table:table-cell>
          <table:table-cell office:value-type="float" office:value="37660">
            <text:p>37660</text:p>
          </table:table-cell>
          <table:table-cell office:value-type="float" office:value="568.888889">
            <text:p>568.888889</text:p>
          </table:table-cell>
          <table:table-cell office:value-type="float" office:value="7">
            <text:p>7</text:p>
          </table:table-cell>
          <table:table-cell office:value-type="float" office:value="0.027491">
            <text:p>0.027491</text:p>
          </table:table-cell>
          <table:table-cell office:value-type="float" office:value="20273105">
            <text:p>20273105</text:p>
          </table:table-cell>
          <table:table-cell office:value-type="float" office:value="0.372486">
            <text:p>0.372486</text:p>
          </table:table-cell>
          <table:table-cell office:value-type="float" office:value="2099">
            <text:p>2099</text:p>
          </table:table-cell>
          <table:table-cell office:value-type="float" office:value="0.000118">
            <text:p>0.000118</text:p>
          </table:table-cell>
          <table:table-cell office:value-type="float" office:value="8443">
            <text:p>8443</text:p>
          </table:table-cell>
          <table:table-cell office:value-type="float" office:value="86.779661">
            <text:p>86.779661</text:p>
          </table:table-cell>
          <table:table-cell office:value-type="float" office:value="679">
            <text:p>679</text:p>
          </table:table-cell>
          <table:table-cell office:value-type="float" office:value="0.000128">
            <text:p>0.000128</text:p>
          </table:table-cell>
          <table:table-cell office:value-type="float" office:value="6247">
            <text:p>6247</text:p>
          </table:table-cell>
          <table:table-cell office:value-type="float" office:value="80">
            <text:p>80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11]+1" office:value-type="float" office:value="11">
            <text:p>11</text:p>
          </table:table-cell>
          <table:table-cell office:value-type="string">
            <text:p>,</text:p>
          </table:table-cell>
          <table:table-cell table:formula="of:=[.W12]/[.AI12]" office:value-type="float" office:value="0.210526315789474">
            <text:p>0.2105263158</text:p>
          </table:table-cell>
          <table:table-cell office:value-type="string">
            <text:p>)</text:p>
          </table:table-cell>
          <table:table-cell office:value-type="float" office:value="2048">
            <text:p>2048</text:p>
          </table:table-cell>
          <table:table-cell table:formula="of:=[.O12]/[.K12]" office:value-type="float" office:value="0.897959183673469">
            <text:p>0.8979591837</text:p>
          </table:table-cell>
          <table:table-cell table:formula="of:=[.P12]/[.L12]" office:value-type="float" office:value="0.853064371065142">
            <text:p>0.8530643711</text:p>
          </table:table-cell>
          <table:table-cell table:formula="of:=[.Q12]/[.M12]" office:value-type="float" office:value="1.11363636373523">
            <text:p>1.1136363637</text:p>
          </table:table-cell>
          <table:table-cell table:formula="of:=[.R12]/[.N12]" office:value-type="float" office:value="0.157894736842105">
            <text:p>0.1578947368</text:p>
          </table:table-cell>
          <table:table-cell office:value-type="float" office:value="0.000049">
            <text:p>0.000049</text:p>
          </table:table-cell>
          <table:table-cell office:value-type="float" office:value="155660">
            <text:p>155660</text:p>
          </table:table-cell>
          <table:table-cell office:value-type="float" office:value="459.755102">
            <text:p>459.755102</text:p>
          </table:table-cell>
          <table:table-cell office:value-type="float" office:value="285">
            <text:p>285</text:p>
          </table:table-cell>
          <table:table-cell office:value-type="float" office:value="0.000044">
            <text:p>0.000044</text:p>
          </table:table-cell>
          <table:table-cell office:value-type="float" office:value="132788">
            <text:p>132788</text:p>
          </table:table-cell>
          <table:table-cell office:value-type="float" office:value="512">
            <text:p>512</text:p>
          </table:table-cell>
          <table:table-cell office:value-type="float" office:value="45">
            <text:p>45</text:p>
          </table:table-cell>
          <table:table-cell office:value-type="float" office:value="0.000024">
            <text:p>0.000024</text:p>
          </table:table-cell>
          <table:table-cell office:value-type="float" office:value="88449">
            <text:p>88449</text:p>
          </table:table-cell>
          <table:table-cell office:value-type="float" office:value="938.666667">
            <text:p>938.666667</text:p>
          </table:table-cell>
          <table:table-cell office:value-type="float" office:value="29">
            <text:p>29</text:p>
          </table:table-cell>
          <table:table-cell office:value-type="float" office:value="0.000028">
            <text:p>0.000028</text:p>
          </table:table-cell>
          <table:table-cell office:value-type="float" office:value="80668">
            <text:p>80668</text:p>
          </table:table-cell>
          <table:table-cell office:value-type="float" office:value="804.571429">
            <text:p>804.571429</text:p>
          </table:table-cell>
          <table:table-cell office:value-type="float" office:value="29">
            <text:p>29</text:p>
          </table:table-cell>
          <table:table-cell office:value-type="float" office:value="0.027659">
            <text:p>0.027659</text:p>
          </table:table-cell>
          <table:table-cell office:value-type="float" office:value="20404791">
            <text:p>20404791</text:p>
          </table:table-cell>
          <table:table-cell office:value-type="float" office:value="0.814491">
            <text:p>0.814491</text:p>
          </table:table-cell>
          <table:table-cell office:value-type="float" office:value="2289">
            <text:p>2289</text:p>
          </table:table-cell>
          <table:table-cell office:value-type="float" office:value="0.000109">
            <text:p>0.000109</text:p>
          </table:table-cell>
          <table:table-cell office:value-type="float" office:value="11260">
            <text:p>11260</text:p>
          </table:table-cell>
          <table:table-cell office:value-type="float" office:value="206.678899">
            <text:p>206.678899</text:p>
          </table:table-cell>
          <table:table-cell office:value-type="float" office:value="794">
            <text:p>794</text:p>
          </table:table-cell>
          <table:table-cell office:value-type="float" office:value="0.000133">
            <text:p>0.000133</text:p>
          </table:table-cell>
          <table:table-cell office:value-type="float" office:value="6452">
            <text:p>6452</text:p>
          </table:table-cell>
          <table:table-cell office:value-type="float" office:value="169.383459">
            <text:p>169.383459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12]+1" office:value-type="float" office:value="12">
            <text:p>12</text:p>
          </table:table-cell>
          <table:table-cell office:value-type="string">
            <text:p>,</text:p>
          </table:table-cell>
          <table:table-cell table:formula="of:=[.W13]/[.AI13]" office:value-type="float" office:value="0.333333333333333">
            <text:p>0.3333333333</text:p>
          </table:table-cell>
          <table:table-cell office:value-type="string">
            <text:p>)</text:p>
          </table:table-cell>
          <table:table-cell office:value-type="float" office:value="4096">
            <text:p>4096</text:p>
          </table:table-cell>
          <table:table-cell table:formula="of:=[.O13]/[.K13]" office:value-type="float" office:value="0.939024390243903">
            <text:p>0.9390243902</text:p>
          </table:table-cell>
          <table:table-cell table:formula="of:=[.P13]/[.L13]" office:value-type="float" office:value="0.789812712996293">
            <text:p>0.789812713</text:p>
          </table:table-cell>
          <table:table-cell table:formula="of:=[.Q13]/[.M13]" office:value-type="float" office:value="1.06493506463174">
            <text:p>1.0649350646</text:p>
          </table:table-cell>
          <table:table-cell table:formula="of:=[.R13]/[.N13]" office:value-type="float" office:value="0.423346303501946">
            <text:p>0.4233463035</text:p>
          </table:table-cell>
          <table:table-cell office:value-type="float" office:value="0.000082">
            <text:p>0.000082</text:p>
          </table:table-cell>
          <table:table-cell office:value-type="float" office:value="333926">
            <text:p>333926</text:p>
          </table:table-cell>
          <table:table-cell office:value-type="float" office:value="599.414634">
            <text:p>599.414634</text:p>
          </table:table-cell>
          <table:table-cell office:value-type="float" office:value="1285">
            <text:p>1285</text:p>
          </table:table-cell>
          <table:table-cell office:value-type="float" office:value="0.000077">
            <text:p>0.000077</text:p>
          </table:table-cell>
          <table:table-cell office:value-type="float" office:value="263739">
            <text:p>263739</text:p>
          </table:table-cell>
          <table:table-cell office:value-type="float" office:value="638.337662">
            <text:p>638.337662</text:p>
          </table:table-cell>
          <table:table-cell office:value-type="float" office:value="544">
            <text:p>544</text:p>
          </table:table-cell>
          <table:table-cell office:value-type="float" office:value="0.000043">
            <text:p>0.000043</text:p>
          </table:table-cell>
          <table:table-cell office:value-type="float" office:value="187869">
            <text:p>187869</text:p>
          </table:table-cell>
          <table:table-cell office:value-type="float" office:value="1143.069767">
            <text:p>1143.069767</text:p>
          </table:table-cell>
          <table:table-cell office:value-type="float" office:value="1193">
            <text:p>1193</text:p>
          </table:table-cell>
          <table:table-cell office:value-type="float" office:value="0.000051">
            <text:p>0.000051</text:p>
          </table:table-cell>
          <table:table-cell office:value-type="float" office:value="172316">
            <text:p>172316</text:p>
          </table:table-cell>
          <table:table-cell office:value-type="float" office:value="963.764706">
            <text:p>963.764706</text:p>
          </table:table-cell>
          <table:table-cell office:value-type="float" office:value="545">
            <text:p>545</text:p>
          </table:table-cell>
          <table:table-cell office:value-type="float" office:value="0.026871">
            <text:p>0.026871</text:p>
          </table:table-cell>
          <table:table-cell office:value-type="float" office:value="20094777">
            <text:p>20094777</text:p>
          </table:table-cell>
          <table:table-cell office:value-type="float" office:value="1.829184">
            <text:p>1.829184</text:p>
          </table:table-cell>
          <table:table-cell office:value-type="float" office:value="2245">
            <text:p>2245</text:p>
          </table:table-cell>
          <table:table-cell office:value-type="float" office:value="0.000114">
            <text:p>0.000114</text:p>
          </table:table-cell>
          <table:table-cell office:value-type="float" office:value="16892">
            <text:p>16892</text:p>
          </table:table-cell>
          <table:table-cell office:value-type="float" office:value="431.157895">
            <text:p>431.157895</text:p>
          </table:table-cell>
          <table:table-cell office:value-type="float" office:value="1054">
            <text:p>1054</text:p>
          </table:table-cell>
          <table:table-cell office:value-type="float" office:value="0.000153">
            <text:p>0.000153</text:p>
          </table:table-cell>
          <table:table-cell office:value-type="float" office:value="7241">
            <text:p>7241</text:p>
          </table:table-cell>
          <table:table-cell office:value-type="float" office:value="321.254902">
            <text:p>321.254902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13]+1" office:value-type="float" office:value="13">
            <text:p>13</text:p>
          </table:table-cell>
          <table:table-cell office:value-type="string">
            <text:p>,</text:p>
          </table:table-cell>
          <table:table-cell table:formula="of:=[.W14]/[.AI14]" office:value-type="float" office:value="0.6875">
            <text:p>0.6875</text:p>
          </table:table-cell>
          <table:table-cell office:value-type="string">
            <text:p>)</text:p>
          </table:table-cell>
          <table:table-cell office:value-type="float" office:value="8192">
            <text:p>8192</text:p>
          </table:table-cell>
          <table:table-cell table:formula="of:=[.O14]/[.K14]" office:value-type="float" office:value="1.01282051282051">
            <text:p>1.0128205128</text:p>
          </table:table-cell>
          <table:table-cell table:formula="of:=[.P14]/[.L14]" office:value-type="float" office:value="0.84109804404261">
            <text:p>0.841098044</text:p>
          </table:table-cell>
          <table:table-cell table:formula="of:=[.Q14]/[.M14]" office:value-type="float" office:value="0.987341771002274">
            <text:p>0.987341771</text:p>
          </table:table-cell>
          <table:table-cell table:formula="of:=[.R14]/[.N14]" office:value-type="float" office:value="0.158948874331752">
            <text:p>0.1589488743</text:p>
          </table:table-cell>
          <table:table-cell office:value-type="float" office:value="0.000156">
            <text:p>0.000156</text:p>
          </table:table-cell>
          <table:table-cell office:value-type="float" office:value="714944">
            <text:p>714944</text:p>
          </table:table-cell>
          <table:table-cell office:value-type="float" office:value="682.666667">
            <text:p>682.666667</text:p>
          </table:table-cell>
          <table:table-cell office:value-type="float" office:value="13281">
            <text:p>13281</text:p>
          </table:table-cell>
          <table:table-cell office:value-type="float" office:value="0.000158">
            <text:p>0.000158</text:p>
          </table:table-cell>
          <table:table-cell office:value-type="float" office:value="601338">
            <text:p>601338</text:p>
          </table:table-cell>
          <table:table-cell office:value-type="float" office:value="674.025316">
            <text:p>674.025316</text:p>
          </table:table-cell>
          <table:table-cell office:value-type="float" office:value="2111">
            <text:p>2111</text:p>
          </table:table-cell>
          <table:table-cell office:value-type="float" office:value="0.000088">
            <text:p>0.000088</text:p>
          </table:table-cell>
          <table:table-cell office:value-type="float" office:value="398905">
            <text:p>398905</text:p>
          </table:table-cell>
          <table:table-cell office:value-type="float" office:value="1210.181818">
            <text:p>1210.181818</text:p>
          </table:table-cell>
          <table:table-cell office:value-type="float" office:value="13264">
            <text:p>13264</text:p>
          </table:table-cell>
          <table:table-cell office:value-type="float" office:value="0.000099">
            <text:p>0.000099</text:p>
          </table:table-cell>
          <table:table-cell office:value-type="float" office:value="366876">
            <text:p>366876</text:p>
          </table:table-cell>
          <table:table-cell office:value-type="float" office:value="1075.717172">
            <text:p>1075.717172</text:p>
          </table:table-cell>
          <table:table-cell office:value-type="float" office:value="2097">
            <text:p>2097</text:p>
          </table:table-cell>
          <table:table-cell office:value-type="float" office:value="0.026518">
            <text:p>0.026518</text:p>
          </table:table-cell>
          <table:table-cell office:value-type="float" office:value="19461924">
            <text:p>19461924</text:p>
          </table:table-cell>
          <table:table-cell office:value-type="float" office:value="4.015989">
            <text:p>4.015989</text:p>
          </table:table-cell>
          <table:table-cell office:value-type="float" office:value="2301">
            <text:p>2301</text:p>
          </table:table-cell>
          <table:table-cell office:value-type="float" office:value="0.00012">
            <text:p>0.00012</text:p>
          </table:table-cell>
          <table:table-cell office:value-type="float" office:value="28136">
            <text:p>28136</text:p>
          </table:table-cell>
          <table:table-cell office:value-type="float" office:value="887.466667">
            <text:p>887.466667</text:p>
          </table:table-cell>
          <table:table-cell office:value-type="float" office:value="1596">
            <text:p>1596</text:p>
          </table:table-cell>
          <table:table-cell office:value-type="float" office:value="0.000144">
            <text:p>0.000144</text:p>
          </table:table-cell>
          <table:table-cell office:value-type="float" office:value="8252">
            <text:p>8252</text:p>
          </table:table-cell>
          <table:table-cell office:value-type="float" office:value="739.555556">
            <text:p>739.555556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14]+1" office:value-type="float" office:value="14">
            <text:p>14</text:p>
          </table:table-cell>
          <table:table-cell office:value-type="string">
            <text:p>,</text:p>
          </table:table-cell>
          <table:table-cell table:formula="of:=[.W15]/[.AI15]" office:value-type="float" office:value="1.50746268656716">
            <text:p>1.5074626866</text:p>
          </table:table-cell>
          <table:table-cell office:value-type="string">
            <text:p>)</text:p>
          </table:table-cell>
          <table:table-cell office:value-type="float" office:value="16384">
            <text:p>16384</text:p>
          </table:table-cell>
          <table:table-cell table:formula="of:=[.O15]/[.K15]" office:value-type="float" office:value="1.02555910543131">
            <text:p>1.0255591054</text:p>
          </table:table-cell>
          <table:table-cell table:formula="of:=[.P15]/[.L15]" office:value-type="float" office:value="0.818316927057053">
            <text:p>0.8183169271</text:p>
          </table:table-cell>
          <table:table-cell table:formula="of:=[.Q15]/[.M15]" office:value-type="float" office:value="0.975077881258602">
            <text:p>0.9750778813</text:p>
          </table:table-cell>
          <table:table-cell table:formula="of:=[.R15]/[.N15]" office:value-type="float" office:value="0.214799944621348">
            <text:p>0.2147999446</text:p>
          </table:table-cell>
          <table:table-cell office:value-type="float" office:value="0.000313">
            <text:p>0.000313</text:p>
          </table:table-cell>
          <table:table-cell office:value-type="float" office:value="1526042">
            <text:p>1526042</text:p>
          </table:table-cell>
          <table:table-cell office:value-type="float" office:value="732.830671">
            <text:p>732.830671</text:p>
          </table:table-cell>
          <table:table-cell office:value-type="float" office:value="28892">
            <text:p>28892</text:p>
          </table:table-cell>
          <table:table-cell office:value-type="float" office:value="0.000321">
            <text:p>0.000321</text:p>
          </table:table-cell>
          <table:table-cell office:value-type="float" office:value="1248786">
            <text:p>1248786</text:p>
          </table:table-cell>
          <table:table-cell office:value-type="float" office:value="714.566978">
            <text:p>714.566978</text:p>
          </table:table-cell>
          <table:table-cell office:value-type="float" office:value="6206">
            <text:p>6206</text:p>
          </table:table-cell>
          <table:table-cell office:value-type="float" office:value="0.000178">
            <text:p>0.000178</text:p>
          </table:table-cell>
          <table:table-cell office:value-type="float" office:value="845461">
            <text:p>845461</text:p>
          </table:table-cell>
          <table:table-cell office:value-type="float" office:value="1288.629213">
            <text:p>1288.629213</text:p>
          </table:table-cell>
          <table:table-cell office:value-type="float" office:value="28910">
            <text:p>28910</text:p>
          </table:table-cell>
          <table:table-cell office:value-type="float" office:value="0.000202">
            <text:p>0.000202</text:p>
          </table:table-cell>
          <table:table-cell office:value-type="float" office:value="778524">
            <text:p>778524</text:p>
          </table:table-cell>
          <table:table-cell office:value-type="float" office:value="1135.524752">
            <text:p>1135.524752</text:p>
          </table:table-cell>
          <table:table-cell office:value-type="float" office:value="6235">
            <text:p>6235</text:p>
          </table:table-cell>
          <table:table-cell office:value-type="float" office:value="0.044225">
            <text:p>0.044225</text:p>
          </table:table-cell>
          <table:table-cell office:value-type="float" office:value="34570740">
            <text:p>34570740</text:p>
          </table:table-cell>
          <table:table-cell office:value-type="float" office:value="5.186569">
            <text:p>5.186569</text:p>
          </table:table-cell>
          <table:table-cell office:value-type="float" office:value="2397">
            <text:p>2397</text:p>
          </table:table-cell>
          <table:table-cell office:value-type="float" office:value="0.000138">
            <text:p>0.000138</text:p>
          </table:table-cell>
          <table:table-cell office:value-type="float" office:value="50699">
            <text:p>50699</text:p>
          </table:table-cell>
          <table:table-cell office:value-type="float" office:value="1662.144928">
            <text:p>1662.144928</text:p>
          </table:table-cell>
          <table:table-cell office:value-type="float" office:value="2694">
            <text:p>2694</text:p>
          </table:table-cell>
          <table:table-cell office:value-type="float" office:value="0.000134">
            <text:p>0.000134</text:p>
          </table:table-cell>
          <table:table-cell office:value-type="float" office:value="10913">
            <text:p>10913</text:p>
          </table:table-cell>
          <table:table-cell office:value-type="float" office:value="1711.761194">
            <text:p>1711.761194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15]+1" office:value-type="float" office:value="15">
            <text:p>15</text:p>
          </table:table-cell>
          <table:table-cell office:value-type="string">
            <text:p>,</text:p>
          </table:table-cell>
          <table:table-cell table:formula="of:=[.W16]/[.AI16]" office:value-type="float" office:value="2.58282208588957">
            <text:p>2.5828220859</text:p>
          </table:table-cell>
          <table:table-cell office:value-type="string">
            <text:p>)</text:p>
          </table:table-cell>
          <table:table-cell office:value-type="float" office:value="32768">
            <text:p>32768</text:p>
          </table:table-cell>
          <table:table-cell table:formula="of:=[.O16]/[.K16]" office:value-type="float" office:value="0.961820851688693">
            <text:p>0.9618208517</text:p>
          </table:table-cell>
          <table:table-cell table:formula="of:=[.P16]/[.L16]" office:value-type="float" office:value="0.768080353567525">
            <text:p>0.7680803536</text:p>
          </table:table-cell>
          <table:table-cell table:formula="of:=[.Q16]/[.M16]" office:value-type="float" office:value="1.03969465618184">
            <text:p>1.0396946562</text:p>
          </table:table-cell>
          <table:table-cell table:formula="of:=[.R16]/[.N16]" office:value-type="float" office:value="0.271271255060729">
            <text:p>0.2712712551</text:p>
          </table:table-cell>
          <table:table-cell office:value-type="float" office:value="0.000681">
            <text:p>0.000681</text:p>
          </table:table-cell>
          <table:table-cell office:value-type="float" office:value="3246452">
            <text:p>3246452</text:p>
          </table:table-cell>
          <table:table-cell office:value-type="float" office:value="721.762115">
            <text:p>721.762115</text:p>
          </table:table-cell>
          <table:table-cell office:value-type="float" office:value="61750">
            <text:p>61750</text:p>
          </table:table-cell>
          <table:table-cell office:value-type="float" office:value="0.000655">
            <text:p>0.000655</text:p>
          </table:table-cell>
          <table:table-cell office:value-type="float" office:value="2493536">
            <text:p>2493536</text:p>
          </table:table-cell>
          <table:table-cell office:value-type="float" office:value="750.412214">
            <text:p>750.412214</text:p>
          </table:table-cell>
          <table:table-cell office:value-type="float" office:value="16751">
            <text:p>16751</text:p>
          </table:table-cell>
          <table:table-cell office:value-type="float" office:value="0.000444">
            <text:p>0.000444</text:p>
          </table:table-cell>
          <table:table-cell office:value-type="float" office:value="1787633">
            <text:p>1787633</text:p>
          </table:table-cell>
          <table:table-cell office:value-type="float" office:value="1107.027027">
            <text:p>1107.027027</text:p>
          </table:table-cell>
          <table:table-cell office:value-type="float" office:value="62169">
            <text:p>62169</text:p>
          </table:table-cell>
          <table:table-cell office:value-type="float" office:value="0.000421">
            <text:p>0.000421</text:p>
          </table:table-cell>
          <table:table-cell office:value-type="float" office:value="1646876">
            <text:p>1646876</text:p>
          </table:table-cell>
          <table:table-cell office:value-type="float" office:value="1167.505938">
            <text:p>1167.505938</text:p>
          </table:table-cell>
          <table:table-cell office:value-type="float" office:value="16641">
            <text:p>16641</text:p>
          </table:table-cell>
          <table:table-cell office:value-type="float" office:value="0.032403">
            <text:p>0.032403</text:p>
          </table:table-cell>
          <table:table-cell office:value-type="float" office:value="25130848">
            <text:p>25130848</text:p>
          </table:table-cell>
          <table:table-cell office:value-type="float" office:value="15.168966">
            <text:p>15.168966</text:p>
          </table:table-cell>
          <table:table-cell office:value-type="float" office:value="2576">
            <text:p>2576</text:p>
          </table:table-cell>
          <table:table-cell office:value-type="float" office:value="0.000168">
            <text:p>0.000168</text:p>
          </table:table-cell>
          <table:table-cell office:value-type="float" office:value="95769">
            <text:p>95769</text:p>
          </table:table-cell>
          <table:table-cell office:value-type="float" office:value="2925.714286">
            <text:p>2925.714286</text:p>
          </table:table-cell>
          <table:table-cell office:value-type="float" office:value="4787">
            <text:p>4787</text:p>
          </table:table-cell>
          <table:table-cell office:value-type="float" office:value="0.000163">
            <text:p>0.000163</text:p>
          </table:table-cell>
          <table:table-cell office:value-type="float" office:value="16135">
            <text:p>16135</text:p>
          </table:table-cell>
          <table:table-cell office:value-type="float" office:value="3015.460123">
            <text:p>3015.460123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16]+1" office:value-type="float" office:value="16">
            <text:p>16</text:p>
          </table:table-cell>
          <table:table-cell office:value-type="string">
            <text:p>,</text:p>
          </table:table-cell>
          <table:table-cell table:formula="of:=[.W17]/[.AI17]" office:value-type="float" office:value="3.74390243902439">
            <text:p>3.743902439</text:p>
          </table:table-cell>
          <table:table-cell office:value-type="string">
            <text:p>)</text:p>
          </table:table-cell>
          <table:table-cell office:value-type="float" office:value="65536">
            <text:p>65536</text:p>
          </table:table-cell>
          <table:table-cell table:formula="of:=[.O17]/[.K17]" office:value-type="float" office:value="0.888315041962556">
            <text:p>0.888315042</text:p>
          </table:table-cell>
          <table:table-cell table:formula="of:=[.P17]/[.L17]" office:value-type="float" office:value="0.799360526686607">
            <text:p>0.7993605267</text:p>
          </table:table-cell>
          <table:table-cell table:formula="of:=[.Q17]/[.M17]" office:value-type="float" office:value="1.12572674465949">
            <text:p>1.1257267447</text:p>
          </table:table-cell>
          <table:table-cell table:formula="of:=[.R17]/[.N17]" office:value-type="float" office:value="0.314075446764235">
            <text:p>0.3140754468</text:p>
          </table:table-cell>
          <table:table-cell office:value-type="float" office:value="0.001549">
            <text:p>0.001549</text:p>
          </table:table-cell>
          <table:table-cell office:value-type="float" office:value="6883790">
            <text:p>6883790</text:p>
          </table:table-cell>
          <table:table-cell office:value-type="float" office:value="676.937379">
            <text:p>676.937379</text:p>
          </table:table-cell>
          <table:table-cell office:value-type="float" office:value="131669">
            <text:p>131669</text:p>
          </table:table-cell>
          <table:table-cell office:value-type="float" office:value="0.001376">
            <text:p>0.001376</text:p>
          </table:table-cell>
          <table:table-cell office:value-type="float" office:value="5502630">
            <text:p>5502630</text:p>
          </table:table-cell>
          <table:table-cell office:value-type="float" office:value="762.046512">
            <text:p>762.046512</text:p>
          </table:table-cell>
          <table:table-cell office:value-type="float" office:value="41354">
            <text:p>41354</text:p>
          </table:table-cell>
          <table:table-cell office:value-type="float" office:value="0.001136">
            <text:p>0.001136</text:p>
          </table:table-cell>
          <table:table-cell office:value-type="float" office:value="3770191">
            <text:p>3770191</text:p>
          </table:table-cell>
          <table:table-cell office:value-type="float" office:value="923.042254">
            <text:p>923.042254</text:p>
          </table:table-cell>
          <table:table-cell office:value-type="float" office:value="132669">
            <text:p>132669</text:p>
          </table:table-cell>
          <table:table-cell office:value-type="float" office:value="0.000614">
            <text:p>0.000614</text:p>
          </table:table-cell>
          <table:table-cell office:value-type="float" office:value="3473693">
            <text:p>3473693</text:p>
          </table:table-cell>
          <table:table-cell office:value-type="float" office:value="1707.778502">
            <text:p>1707.778502</text:p>
          </table:table-cell>
          <table:table-cell office:value-type="float" office:value="41774">
            <text:p>41774</text:p>
          </table:table-cell>
          <table:table-cell office:value-type="float" office:value="0.027287">
            <text:p>0.027287</text:p>
          </table:table-cell>
          <table:table-cell office:value-type="float" office:value="21635921">
            <text:p>21635921</text:p>
          </table:table-cell>
          <table:table-cell office:value-type="float" office:value="38.427676">
            <text:p>38.427676</text:p>
          </table:table-cell>
          <table:table-cell office:value-type="float" office:value="2804">
            <text:p>2804</text:p>
          </table:table-cell>
          <table:table-cell office:value-type="float" office:value="0.000204">
            <text:p>0.000204</text:p>
          </table:table-cell>
          <table:table-cell office:value-type="float" office:value="185867">
            <text:p>185867</text:p>
          </table:table-cell>
          <table:table-cell office:value-type="float" office:value="5140.078431">
            <text:p>5140.078431</text:p>
          </table:table-cell>
          <table:table-cell office:value-type="float" office:value="9035">
            <text:p>9035</text:p>
          </table:table-cell>
          <table:table-cell office:value-type="float" office:value="0.000164">
            <text:p>0.000164</text:p>
          </table:table-cell>
          <table:table-cell office:value-type="float" office:value="26287">
            <text:p>26287</text:p>
          </table:table-cell>
          <table:table-cell office:value-type="float" office:value="6393.756098">
            <text:p>6393.756098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17]+1" office:value-type="float" office:value="17">
            <text:p>17</text:p>
          </table:table-cell>
          <table:table-cell office:value-type="string">
            <text:p>,</text:p>
          </table:table-cell>
          <table:table-cell table:formula="of:=[.W18]/[.AI18]" office:value-type="float" office:value="6.8848167539267">
            <text:p>6.8848167539</text:p>
          </table:table-cell>
          <table:table-cell office:value-type="string">
            <text:p>)</text:p>
          </table:table-cell>
          <table:table-cell office:value-type="float" office:value="131072">
            <text:p>131072</text:p>
          </table:table-cell>
          <table:table-cell table:formula="of:=[.O18]/[.K18]" office:value-type="float" office:value="0.609778597785978">
            <text:p>0.6097785978</text:p>
          </table:table-cell>
          <table:table-cell table:formula="of:=[.P18]/[.L18]" office:value-type="float" office:value="0.788777269181269">
            <text:p>0.7887772692</text:p>
          </table:table-cell>
          <table:table-cell table:formula="of:=[.Q18]/[.M18]" office:value-type="float" office:value="1.63993948578019">
            <text:p>1.6399394858</text:p>
          </table:table-cell>
          <table:table-cell table:formula="of:=[.R18]/[.N18]" office:value-type="float" office:value="0.357495486800007">
            <text:p>0.3574954868</text:p>
          </table:table-cell>
          <table:table-cell office:value-type="float" office:value="0.003252">
            <text:p>0.003252</text:p>
          </table:table-cell>
          <table:table-cell office:value-type="float" office:value="14551592">
            <text:p>14551592</text:p>
          </table:table-cell>
          <table:table-cell office:value-type="float" office:value="685.185732">
            <text:p>685.185732</text:p>
          </table:table-cell>
          <table:table-cell office:value-type="float" office:value="279735">
            <text:p>279735</text:p>
          </table:table-cell>
          <table:table-cell office:value-type="float" office:value="0.001983">
            <text:p>0.001983</text:p>
          </table:table-cell>
          <table:table-cell office:value-type="float" office:value="11477965">
            <text:p>11477965</text:p>
          </table:table-cell>
          <table:table-cell office:value-type="float" office:value="1123.663137">
            <text:p>1123.663137</text:p>
          </table:table-cell>
          <table:table-cell office:value-type="float" office:value="100004">
            <text:p>100004</text:p>
          </table:table-cell>
          <table:table-cell office:value-type="float" office:value="0.001801">
            <text:p>0.001801</text:p>
          </table:table-cell>
          <table:table-cell office:value-type="float" office:value="7931824">
            <text:p>7931824</text:p>
          </table:table-cell>
          <table:table-cell office:value-type="float" office:value="1237.214881">
            <text:p>1237.214881</text:p>
          </table:table-cell>
          <table:table-cell office:value-type="float" office:value="282313">
            <text:p>282313</text:p>
          </table:table-cell>
          <table:table-cell office:value-type="float" office:value="0.001315">
            <text:p>0.001315</text:p>
          </table:table-cell>
          <table:table-cell office:value-type="float" office:value="7307549">
            <text:p>7307549</text:p>
          </table:table-cell>
          <table:table-cell office:value-type="float" office:value="1694.46692">
            <text:p>1694.46692</text:p>
          </table:table-cell>
          <table:table-cell office:value-type="float" office:value="100284">
            <text:p>100284</text:p>
          </table:table-cell>
          <table:table-cell office:value-type="float" office:value="0.038647">
            <text:p>0.038647</text:p>
          </table:table-cell>
          <table:table-cell office:value-type="float" office:value="30770988">
            <text:p>30770988</text:p>
          </table:table-cell>
          <table:table-cell office:value-type="float" office:value="57.655808">
            <text:p>57.655808</text:p>
          </table:table-cell>
          <table:table-cell office:value-type="float" office:value="3341">
            <text:p>3341</text:p>
          </table:table-cell>
          <table:table-cell office:value-type="float" office:value="0.000275">
            <text:p>0.000275</text:p>
          </table:table-cell>
          <table:table-cell office:value-type="float" office:value="366104">
            <text:p>366104</text:p>
          </table:table-cell>
          <table:table-cell office:value-type="float" office:value="8102.632727">
            <text:p>8102.632727</text:p>
          </table:table-cell>
          <table:table-cell office:value-type="float" office:value="17473">
            <text:p>17473</text:p>
          </table:table-cell>
          <table:table-cell office:value-type="float" office:value="0.000191">
            <text:p>0.000191</text:p>
          </table:table-cell>
          <table:table-cell office:value-type="float" office:value="46840">
            <text:p>46840</text:p>
          </table:table-cell>
          <table:table-cell office:value-type="float" office:value="11666.094241">
            <text:p>11666.094241</text:p>
          </table:table-cell>
          <table:table-cell office:value-type="float" office:value="1639">
            <text:p>1639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18]+1" office:value-type="float" office:value="18">
            <text:p>18</text:p>
          </table:table-cell>
          <table:table-cell office:value-type="string">
            <text:p>,</text:p>
          </table:table-cell>
          <table:table-cell table:formula="of:=[.W19]/[.AI19]" office:value-type="float" office:value="12.4844444444444">
            <text:p>12.4844444444</text:p>
          </table:table-cell>
          <table:table-cell office:value-type="string">
            <text:p>)</text:p>
          </table:table-cell>
          <table:table-cell office:value-type="float" office:value="262144">
            <text:p>262144</text:p>
          </table:table-cell>
          <table:table-cell table:formula="of:=[.O19]/[.K19]" office:value-type="float" office:value="0.742502776749352">
            <text:p>0.7425027767</text:p>
          </table:table-cell>
          <table:table-cell table:formula="of:=[.P19]/[.L19]" office:value-type="float" office:value="0.750552520131111">
            <text:p>0.7505525201</text:p>
          </table:table-cell>
          <table:table-cell table:formula="of:=[.Q19]/[.M19]" office:value-type="float" office:value="1.34679630994073">
            <text:p>1.3467963099</text:p>
          </table:table-cell>
          <table:table-cell table:formula="of:=[.R19]/[.N19]" office:value-type="float" office:value="0.39408862025774">
            <text:p>0.3940886203</text:p>
          </table:table-cell>
          <table:table-cell office:value-type="float" office:value="0.005402">
            <text:p>0.005402</text:p>
          </table:table-cell>
          <table:table-cell office:value-type="float" office:value="30673543">
            <text:p>30673543</text:p>
          </table:table-cell>
          <table:table-cell office:value-type="float" office:value="873.489819">
            <text:p>873.489819</text:p>
          </table:table-cell>
          <table:table-cell office:value-type="float" office:value="594785">
            <text:p>594785</text:p>
          </table:table-cell>
          <table:table-cell office:value-type="float" office:value="0.004011">
            <text:p>0.004011</text:p>
          </table:table-cell>
          <table:table-cell office:value-type="float" office:value="23022105">
            <text:p>23022105</text:p>
          </table:table-cell>
          <table:table-cell office:value-type="float" office:value="1176.412865">
            <text:p>1176.412865</text:p>
          </table:table-cell>
          <table:table-cell office:value-type="float" office:value="234398">
            <text:p>234398</text:p>
          </table:table-cell>
          <table:table-cell office:value-type="float" office:value="0.003726">
            <text:p>0.003726</text:p>
          </table:table-cell>
          <table:table-cell office:value-type="float" office:value="16648197">
            <text:p>16648197</text:p>
          </table:table-cell>
          <table:table-cell office:value-type="float" office:value="1266.396135">
            <text:p>1266.396135</text:p>
          </table:table-cell>
          <table:table-cell office:value-type="float" office:value="598373">
            <text:p>598373</text:p>
          </table:table-cell>
          <table:table-cell office:value-type="float" office:value="0.002809">
            <text:p>0.002809</text:p>
          </table:table-cell>
          <table:table-cell office:value-type="float" office:value="15335708">
            <text:p>15335708</text:p>
          </table:table-cell>
          <table:table-cell office:value-type="float" office:value="1679.812033">
            <text:p>1679.812033</text:p>
          </table:table-cell>
          <table:table-cell office:value-type="float" office:value="234705">
            <text:p>234705</text:p>
          </table:table-cell>
          <table:table-cell office:value-type="float" office:value="0.03098">
            <text:p>0.03098</text:p>
          </table:table-cell>
          <table:table-cell office:value-type="float" office:value="24711483">
            <text:p>24711483</text:p>
          </table:table-cell>
          <table:table-cell office:value-type="float" office:value="152.31091">
            <text:p>152.31091</text:p>
          </table:table-cell>
          <table:table-cell office:value-type="float" office:value="4439">
            <text:p>4439</text:p>
          </table:table-cell>
          <table:table-cell office:value-type="float" office:value="0.000422">
            <text:p>0.000422</text:p>
          </table:table-cell>
          <table:table-cell office:value-type="float" office:value="726552">
            <text:p>726552</text:p>
          </table:table-cell>
          <table:table-cell office:value-type="float" office:value="11181.49763">
            <text:p>11181.49763</text:p>
          </table:table-cell>
          <table:table-cell office:value-type="float" office:value="34393">
            <text:p>34393</text:p>
          </table:table-cell>
          <table:table-cell office:value-type="float" office:value="0.000225">
            <text:p>0.000225</text:p>
          </table:table-cell>
          <table:table-cell office:value-type="float" office:value="87482">
            <text:p>87482</text:p>
          </table:table-cell>
          <table:table-cell office:value-type="float" office:value="20971.52">
            <text:p>20971.52</text:p>
          </table:table-cell>
          <table:table-cell office:value-type="float" office:value="2698">
            <text:p>2698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19]+1" office:value-type="float" office:value="19">
            <text:p>19</text:p>
          </table:table-cell>
          <table:table-cell office:value-type="string">
            <text:p>,</text:p>
          </table:table-cell>
          <table:table-cell table:formula="of:=[.W20]/[.AI20]" office:value-type="float" office:value="15.8726790450928">
            <text:p>15.8726790451</text:p>
          </table:table-cell>
          <table:table-cell office:value-type="string">
            <text:p>)</text:p>
          </table:table-cell>
          <table:table-cell office:value-type="float" office:value="524288">
            <text:p>524288</text:p>
          </table:table-cell>
          <table:table-cell table:formula="of:=[.O20]/[.K20]" office:value-type="float" office:value="0.824161201406711">
            <text:p>0.8241612014</text:p>
          </table:table-cell>
          <table:table-cell table:formula="of:=[.P20]/[.L20]" office:value-type="float" office:value="0.769841714476104">
            <text:p>0.7698417145</text:p>
          </table:table-cell>
          <table:table-cell table:formula="of:=[.Q20]/[.M20]" office:value-type="float" office:value="1.21335486083601">
            <text:p>1.2133548608</text:p>
          </table:table-cell>
          <table:table-cell table:formula="of:=[.R20]/[.N20]" office:value-type="float" office:value="0.425960296933685">
            <text:p>0.4259602969</text:p>
          </table:table-cell>
          <table:table-cell office:value-type="float" office:value="0.010521">
            <text:p>0.010521</text:p>
          </table:table-cell>
          <table:table-cell office:value-type="float" office:value="64490231">
            <text:p>64490231</text:p>
          </table:table-cell>
          <table:table-cell office:value-type="float" office:value="946.817983">
            <text:p>946.817983</text:p>
          </table:table-cell>
          <table:table-cell office:value-type="float" office:value="1256981">
            <text:p>1256981</text:p>
          </table:table-cell>
          <table:table-cell office:value-type="float" office:value="0.008671">
            <text:p>0.008671</text:p>
          </table:table-cell>
          <table:table-cell office:value-type="float" office:value="49647270">
            <text:p>49647270</text:p>
          </table:table-cell>
          <table:table-cell office:value-type="float" office:value="1148.826202">
            <text:p>1148.826202</text:p>
          </table:table-cell>
          <table:table-cell office:value-type="float" office:value="535424">
            <text:p>535424</text:p>
          </table:table-cell>
          <table:table-cell office:value-type="float" office:value="0.007952">
            <text:p>0.007952</text:p>
          </table:table-cell>
          <table:table-cell office:value-type="float" office:value="34867298">
            <text:p>34867298</text:p>
          </table:table-cell>
          <table:table-cell office:value-type="float" office:value="1252.700201">
            <text:p>1252.700201</text:p>
          </table:table-cell>
          <table:table-cell office:value-type="float" office:value="1264891">
            <text:p>1264891</text:p>
          </table:table-cell>
          <table:table-cell office:value-type="float" office:value="0.005984">
            <text:p>0.005984</text:p>
          </table:table-cell>
          <table:table-cell office:value-type="float" office:value="32112925">
            <text:p>32112925</text:p>
          </table:table-cell>
          <table:table-cell office:value-type="float" office:value="1664.684492">
            <text:p>1664.684492</text:p>
          </table:table-cell>
          <table:table-cell office:value-type="float" office:value="536680">
            <text:p>536680</text:p>
          </table:table-cell>
          <table:table-cell office:value-type="float" office:value="0.033883">
            <text:p>0.033883</text:p>
          </table:table-cell>
          <table:table-cell office:value-type="float" office:value="27394103">
            <text:p>27394103</text:p>
          </table:table-cell>
          <table:table-cell office:value-type="float" office:value="293.996163">
            <text:p>293.996163</text:p>
          </table:table-cell>
          <table:table-cell office:value-type="float" office:value="6467">
            <text:p>6467</text:p>
          </table:table-cell>
          <table:table-cell office:value-type="float" office:value="0.000713">
            <text:p>0.000713</text:p>
          </table:table-cell>
          <table:table-cell office:value-type="float" office:value="1447440">
            <text:p>1447440</text:p>
          </table:table-cell>
          <table:table-cell office:value-type="float" office:value="13971.208976">
            <text:p>13971.208976</text:p>
          </table:table-cell>
          <table:table-cell office:value-type="float" office:value="68384">
            <text:p>68384</text:p>
          </table:table-cell>
          <table:table-cell office:value-type="float" office:value="0.000377">
            <text:p>0.000377</text:p>
          </table:table-cell>
          <table:table-cell office:value-type="float" office:value="169736">
            <text:p>169736</text:p>
          </table:table-cell>
          <table:table-cell office:value-type="float" office:value="26423.002653">
            <text:p>26423.002653</text:p>
          </table:table-cell>
          <table:table-cell office:value-type="float" office:value="4835">
            <text:p>4835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20]+1" office:value-type="float" office:value="20">
            <text:p>20</text:p>
          </table:table-cell>
          <table:table-cell office:value-type="string">
            <text:p>,</text:p>
          </table:table-cell>
          <table:table-cell table:formula="of:=[.W21]/[.AI21]" office:value-type="float" office:value="26.5289256198347">
            <text:p>26.5289256198</text:p>
          </table:table-cell>
          <table:table-cell office:value-type="string">
            <text:p>)</text:p>
          </table:table-cell>
          <table:table-cell office:value-type="float" office:value="1048576">
            <text:p>1048576</text:p>
          </table:table-cell>
          <table:table-cell table:formula="of:=[.O21]/[.K21]" office:value-type="float" office:value="0.824166035719058">
            <text:p>0.8241660357</text:p>
          </table:table-cell>
          <table:table-cell table:formula="of:=[.P21]/[.L21]" office:value-type="float" office:value="0.766152313733606">
            <text:p>0.7661523137</text:p>
          </table:table-cell>
          <table:table-cell table:formula="of:=[.Q21]/[.M21]" office:value-type="float" office:value="1.21334774315318">
            <text:p>1.2133477432</text:p>
          </table:table-cell>
          <table:table-cell table:formula="of:=[.R21]/[.N21]" office:value-type="float" office:value="0.455793644192746">
            <text:p>0.4557936442</text:p>
          </table:table-cell>
          <table:table-cell office:value-type="float" office:value="0.022453">
            <text:p>0.022453</text:p>
          </table:table-cell>
          <table:table-cell office:value-type="float" office:value="135269181">
            <text:p>135269181</text:p>
          </table:table-cell>
          <table:table-cell office:value-type="float" office:value="934.018617">
            <text:p>934.018617</text:p>
          </table:table-cell>
          <table:table-cell office:value-type="float" office:value="2645140">
            <text:p>2645140</text:p>
          </table:table-cell>
          <table:table-cell office:value-type="float" office:value="0.018505">
            <text:p>0.018505</text:p>
          </table:table-cell>
          <table:table-cell office:value-type="float" office:value="103636796">
            <text:p>103636796</text:p>
          </table:table-cell>
          <table:table-cell office:value-type="float" office:value="1133.289381">
            <text:p>1133.289381</text:p>
          </table:table-cell>
          <table:table-cell office:value-type="float" office:value="1205638">
            <text:p>1205638</text:p>
          </table:table-cell>
          <table:table-cell office:value-type="float" office:value="0.017482">
            <text:p>0.017482</text:p>
          </table:table-cell>
          <table:table-cell office:value-type="float" office:value="72878273">
            <text:p>72878273</text:p>
          </table:table-cell>
          <table:table-cell office:value-type="float" office:value="1199.606452">
            <text:p>1199.606452</text:p>
          </table:table-cell>
          <table:table-cell office:value-type="float" office:value="2662247">
            <text:p>2662247</text:p>
          </table:table-cell>
          <table:table-cell office:value-type="float" office:value="0.01284">
            <text:p>0.01284</text:p>
          </table:table-cell>
          <table:table-cell office:value-type="float" office:value="67109150">
            <text:p>67109150</text:p>
          </table:table-cell>
          <table:table-cell office:value-type="float" office:value="1633.29595">
            <text:p>1633.29595</text:p>
          </table:table-cell>
          <table:table-cell office:value-type="float" office:value="1208045">
            <text:p>1208045</text:p>
          </table:table-cell>
          <table:table-cell office:value-type="float" office:value="0.039664">
            <text:p>0.039664</text:p>
          </table:table-cell>
          <table:table-cell office:value-type="float" office:value="31599576">
            <text:p>31599576</text:p>
          </table:table-cell>
          <table:table-cell office:value-type="float" office:value="528.729326">
            <text:p>528.729326</text:p>
          </table:table-cell>
          <table:table-cell office:value-type="float" office:value="10628">
            <text:p>10628</text:p>
          </table:table-cell>
          <table:table-cell office:value-type="float" office:value="0.001331">
            <text:p>0.001331</text:p>
          </table:table-cell>
          <table:table-cell office:value-type="float" office:value="2889240">
            <text:p>2889240</text:p>
          </table:table-cell>
          <table:table-cell office:value-type="float" office:value="15756.213373">
            <text:p>15756.213373</text:p>
          </table:table-cell>
          <table:table-cell office:value-type="float" office:value="136095">
            <text:p>136095</text:p>
          </table:table-cell>
          <table:table-cell office:value-type="float" office:value="0.000484">
            <text:p>0.000484</text:p>
          </table:table-cell>
          <table:table-cell office:value-type="float" office:value="333389">
            <text:p>333389</text:p>
          </table:table-cell>
          <table:table-cell office:value-type="float" office:value="43329.586777">
            <text:p>43329.586777</text:p>
          </table:table-cell>
          <table:table-cell office:value-type="float" office:value="8942">
            <text:p>8942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21]+1" office:value-type="float" office:value="21">
            <text:p>21</text:p>
          </table:table-cell>
          <table:table-cell office:value-type="string">
            <text:p>,</text:p>
          </table:table-cell>
          <table:table-cell table:formula="of:=[.W22]/[.AI22]" office:value-type="float" office:value="24.8775330396476">
            <text:p>24.8775330396</text:p>
          </table:table-cell>
          <table:table-cell office:value-type="string">
            <text:p>)</text:p>
          </table:table-cell>
          <table:table-cell office:value-type="float" office:value="2097152">
            <text:p>2097152</text:p>
          </table:table-cell>
          <table:table-cell table:formula="of:=[.O22]/[.K22]" office:value-type="float" office:value="0.645618384027871">
            <text:p>0.645618384</text:p>
          </table:table-cell>
          <table:table-cell table:formula="of:=[.P22]/[.L22]" office:value-type="float" office:value="0.737092202313551">
            <text:p>0.7370922023</text:p>
          </table:table-cell>
          <table:table-cell table:formula="of:=[.Q22]/[.M22]" office:value-type="float" office:value="1.54890260994885">
            <text:p>1.5489026099</text:p>
          </table:table-cell>
          <table:table-cell table:formula="of:=[.R22]/[.N22]" office:value-type="float" office:value="0.482801190730472">
            <text:p>0.4828011907</text:p>
          </table:table-cell>
          <table:table-cell office:value-type="float" office:value="0.059704">
            <text:p>0.059704</text:p>
          </table:table-cell>
          <table:table-cell office:value-type="float" office:value="283118514">
            <text:p>283118514</text:p>
          </table:table-cell>
          <table:table-cell office:value-type="float" office:value="737.642235">
            <text:p>737.642235</text:p>
          </table:table-cell>
          <table:table-cell office:value-type="float" office:value="5547855">
            <text:p>5547855</text:p>
          </table:table-cell>
          <table:table-cell office:value-type="float" office:value="0.038546">
            <text:p>0.038546</text:p>
          </table:table-cell>
          <table:table-cell office:value-type="float" office:value="208684449">
            <text:p>208684449</text:p>
          </table:table-cell>
          <table:table-cell office:value-type="float" office:value="1142.535983">
            <text:p>1142.535983</text:p>
          </table:table-cell>
          <table:table-cell office:value-type="float" office:value="2678511">
            <text:p>2678511</text:p>
          </table:table-cell>
          <table:table-cell office:value-type="float" office:value="0.053678">
            <text:p>0.053678</text:p>
          </table:table-cell>
          <table:table-cell office:value-type="float" office:value="152045864">
            <text:p>152045864</text:p>
          </table:table-cell>
          <table:table-cell office:value-type="float" office:value="820.451433">
            <text:p>820.451433</text:p>
          </table:table-cell>
          <table:table-cell office:value-type="float" office:value="5560679">
            <text:p>5560679</text:p>
          </table:table-cell>
          <table:table-cell office:value-type="float" office:value="0.028236">
            <text:p>0.028236</text:p>
          </table:table-cell>
          <table:table-cell office:value-type="float" office:value="139985191">
            <text:p>139985191</text:p>
          </table:table-cell>
          <table:table-cell office:value-type="float" office:value="1559.717807">
            <text:p>1559.717807</text:p>
          </table:table-cell>
          <table:table-cell office:value-type="float" office:value="2685999">
            <text:p>2685999</text:p>
          </table:table-cell>
          <table:table-cell office:value-type="float" office:value="0.03106">
            <text:p>0.03106</text:p>
          </table:table-cell>
          <table:table-cell office:value-type="float" office:value="25395116">
            <text:p>25395116</text:p>
          </table:table-cell>
          <table:table-cell office:value-type="float" office:value="1417.907019">
            <text:p>1417.907019</text:p>
          </table:table-cell>
          <table:table-cell office:value-type="float" office:value="19154">
            <text:p>19154</text:p>
          </table:table-cell>
          <table:table-cell office:value-type="float" office:value="0.002712">
            <text:p>0.002712</text:p>
          </table:table-cell>
          <table:table-cell office:value-type="float" office:value="5772793">
            <text:p>5772793</text:p>
          </table:table-cell>
          <table:table-cell office:value-type="float" office:value="16239.00885">
            <text:p>16239.00885</text:p>
          </table:table-cell>
          <table:table-cell office:value-type="float" office:value="268747">
            <text:p>268747</text:p>
          </table:table-cell>
          <table:table-cell office:value-type="float" office:value="0.001135">
            <text:p>0.001135</text:p>
          </table:table-cell>
          <table:table-cell office:value-type="float" office:value="661083">
            <text:p>661083</text:p>
          </table:table-cell>
          <table:table-cell office:value-type="float" office:value="38801.931278">
            <text:p>38801.931278</text:p>
          </table:table-cell>
          <table:table-cell office:value-type="float" office:value="17464">
            <text:p>17464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22]+1" office:value-type="float" office:value="22">
            <text:p>22</text:p>
          </table:table-cell>
          <table:table-cell office:value-type="string">
            <text:p>,</text:p>
          </table:table-cell>
          <table:table-cell table:formula="of:=[.W23]/[.AI23]" office:value-type="float" office:value="22.3457675753228">
            <text:p>22.3457675753</text:p>
          </table:table-cell>
          <table:table-cell office:value-type="string">
            <text:p>)</text:p>
          </table:table-cell>
          <table:table-cell office:value-type="float" office:value="4194304">
            <text:p>4194304</text:p>
          </table:table-cell>
          <table:table-cell table:formula="of:=[.O23]/[.K23]" office:value-type="float" office:value="0.611283224274712">
            <text:p>0.6112832243</text:p>
          </table:table-cell>
          <table:table-cell table:formula="of:=[.P23]/[.L23]" office:value-type="float" office:value="0.748604848650032">
            <text:p>0.7486048487</text:p>
          </table:table-cell>
          <table:table-cell table:formula="of:=[.Q23]/[.M23]" office:value-type="float" office:value="1.6359029002508">
            <text:p>1.6359029003</text:p>
          </table:table-cell>
          <table:table-cell table:formula="of:=[.R23]/[.N23]" office:value-type="float" office:value="0.505291822730331">
            <text:p>0.5052918227</text:p>
          </table:table-cell>
          <table:table-cell office:value-type="float" office:value="0.138152">
            <text:p>0.138152</text:p>
          </table:table-cell>
          <table:table-cell office:value-type="float" office:value="591399994">
            <text:p>591399994</text:p>
          </table:table-cell>
          <table:table-cell office:value-type="float" office:value="667.921478">
            <text:p>667.921478</text:p>
          </table:table-cell>
          <table:table-cell office:value-type="float" office:value="11615185">
            <text:p>11615185</text:p>
          </table:table-cell>
          <table:table-cell office:value-type="float" office:value="0.08445">
            <text:p>0.08445</text:p>
          </table:table-cell>
          <table:table-cell office:value-type="float" office:value="442724903">
            <text:p>442724903</text:p>
          </table:table-cell>
          <table:table-cell office:value-type="float" office:value="1092.654683">
            <text:p>1092.654683</text:p>
          </table:table-cell>
          <table:table-cell office:value-type="float" office:value="5869058">
            <text:p>5869058</text:p>
          </table:table-cell>
          <table:table-cell office:value-type="float" office:value="0.128684">
            <text:p>0.128684</text:p>
          </table:table-cell>
          <table:table-cell office:value-type="float" office:value="316672444">
            <text:p>316672444</text:p>
          </table:table-cell>
          <table:table-cell office:value-type="float" office:value="717.064188">
            <text:p>717.064188</text:p>
          </table:table-cell>
          <table:table-cell office:value-type="float" office:value="11636496">
            <text:p>11636496</text:p>
          </table:table-cell>
          <table:table-cell office:value-type="float" office:value="0.0623">
            <text:p>0.0623</text:p>
          </table:table-cell>
          <table:table-cell office:value-type="float" office:value="291504441">
            <text:p>291504441</text:p>
          </table:table-cell>
          <table:table-cell office:value-type="float" office:value="1481.134639">
            <text:p>1481.134639</text:p>
          </table:table-cell>
          <table:table-cell office:value-type="float" office:value="5887279">
            <text:p>5887279</text:p>
          </table:table-cell>
          <table:table-cell office:value-type="float" office:value="0.050832">
            <text:p>0.050832</text:p>
          </table:table-cell>
          <table:table-cell office:value-type="float" office:value="37818128">
            <text:p>37818128</text:p>
          </table:table-cell>
          <table:table-cell office:value-type="float" office:value="1815.287378">
            <text:p>1815.287378</text:p>
          </table:table-cell>
          <table:table-cell office:value-type="float" office:value="35518">
            <text:p>35518</text:p>
          </table:table-cell>
          <table:table-cell office:value-type="float" office:value="0.006078">
            <text:p>0.006078</text:p>
          </table:table-cell>
          <table:table-cell office:value-type="float" office:value="11539955">
            <text:p>11539955</text:p>
          </table:table-cell>
          <table:table-cell office:value-type="float" office:value="15181.751892">
            <text:p>15181.751892</text:p>
          </table:table-cell>
          <table:table-cell office:value-type="float" office:value="536319">
            <text:p>536319</text:p>
          </table:table-cell>
          <table:table-cell office:value-type="float" office:value="0.002788">
            <text:p>0.002788</text:p>
          </table:table-cell>
          <table:table-cell office:value-type="float" office:value="1318159">
            <text:p>1318159</text:p>
          </table:table-cell>
          <table:table-cell office:value-type="float" office:value="33097.090387">
            <text:p>33097.090387</text:p>
          </table:table-cell>
          <table:table-cell office:value-type="float" office:value="33945">
            <text:p>33945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23]+1" office:value-type="float" office:value="23">
            <text:p>23</text:p>
          </table:table-cell>
          <table:table-cell office:value-type="string">
            <text:p>,</text:p>
          </table:table-cell>
          <table:table-cell table:formula="of:=[.W24]/[.AI24]" office:value-type="float" office:value="21.9767290480065">
            <text:p>21.976729048</text:p>
          </table:table-cell>
          <table:table-cell office:value-type="string">
            <text:p>)</text:p>
          </table:table-cell>
          <table:table-cell office:value-type="float" office:value="8388608">
            <text:p>8388608</text:p>
          </table:table-cell>
          <table:table-cell table:formula="of:=[.O24]/[.K24]" office:value-type="float" office:value="0.63017721729663">
            <text:p>0.6301772173</text:p>
          </table:table-cell>
          <table:table-cell table:formula="of:=[.P24]/[.L24]" office:value-type="float" office:value="0.748546325237766">
            <text:p>0.7485463252</text:p>
          </table:table-cell>
          <table:table-cell table:formula="of:=[.Q24]/[.M24]" office:value-type="float" office:value="1.58685520788508">
            <text:p>1.5868552079</text:p>
          </table:table-cell>
          <table:table-cell table:formula="of:=[.R24]/[.N24]" office:value-type="float" office:value="0.525906065620552">
            <text:p>0.5259060656</text:p>
          </table:table-cell>
          <table:table-cell office:value-type="float" office:value="0.288403">
            <text:p>0.288403</text:p>
          </table:table-cell>
          <table:table-cell office:value-type="float" office:value="1233128652">
            <text:p>1233128652</text:p>
          </table:table-cell>
          <table:table-cell office:value-type="float" office:value="668.987438">
            <text:p>668.987438</text:p>
          </table:table-cell>
          <table:table-cell office:value-type="float" office:value="24270262">
            <text:p>24270262</text:p>
          </table:table-cell>
          <table:table-cell office:value-type="float" office:value="0.181745">
            <text:p>0.181745</text:p>
          </table:table-cell>
          <table:table-cell office:value-type="float" office:value="923053921">
            <text:p>923053921</text:p>
          </table:table-cell>
          <table:table-cell office:value-type="float" office:value="1061.5862">
            <text:p>1061.5862</text:p>
          </table:table-cell>
          <table:table-cell office:value-type="float" office:value="12763878">
            <text:p>12763878</text:p>
          </table:table-cell>
          <table:table-cell office:value-type="float" office:value="0.268341">
            <text:p>0.268341</text:p>
          </table:table-cell>
          <table:table-cell office:value-type="float" office:value="658508315">
            <text:p>658508315</text:p>
          </table:table-cell>
          <table:table-cell office:value-type="float" office:value="719.003">
            <text:p>719.003</text:p>
          </table:table-cell>
          <table:table-cell office:value-type="float" office:value="24322083">
            <text:p>24322083</text:p>
          </table:table-cell>
          <table:table-cell office:value-type="float" office:value="0.135047">
            <text:p>0.135047</text:p>
          </table:table-cell>
          <table:table-cell office:value-type="float" office:value="606077246">
            <text:p>606077246</text:p>
          </table:table-cell>
          <table:table-cell office:value-type="float" office:value="1428.672862">
            <text:p>1428.672862</text:p>
          </table:table-cell>
          <table:table-cell office:value-type="float" office:value="12823027">
            <text:p>12823027</text:p>
          </table:table-cell>
          <table:table-cell office:value-type="float" office:value="0.09627">
            <text:p>0.09627</text:p>
          </table:table-cell>
          <table:table-cell office:value-type="float" office:value="70745371">
            <text:p>70745371</text:p>
          </table:table-cell>
          <table:table-cell office:value-type="float" office:value="2004.13404">
            <text:p>2004.13404</text:p>
          </table:table-cell>
          <table:table-cell office:value-type="float" office:value="68478">
            <text:p>68478</text:p>
          </table:table-cell>
          <table:table-cell office:value-type="float" office:value="0.012996">
            <text:p>0.012996</text:p>
          </table:table-cell>
          <table:table-cell office:value-type="float" office:value="23074289">
            <text:p>23074289</text:p>
          </table:table-cell>
          <table:table-cell office:value-type="float" office:value="14845.95137">
            <text:p>14845.95137</text:p>
          </table:table-cell>
          <table:table-cell office:value-type="float" office:value="1066534">
            <text:p>1066534</text:p>
          </table:table-cell>
          <table:table-cell office:value-type="float" office:value="0.006145">
            <text:p>0.006145</text:p>
          </table:table-cell>
          <table:table-cell office:value-type="float" office:value="2628072">
            <text:p>2628072</text:p>
          </table:table-cell>
          <table:table-cell office:value-type="float" office:value="31397.556387">
            <text:p>31397.556387</text:p>
          </table:table-cell>
          <table:table-cell office:value-type="float" office:value="66606">
            <text:p>66606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24]+1" office:value-type="float" office:value="24">
            <text:p>24</text:p>
          </table:table-cell>
          <table:table-cell office:value-type="string">
            <text:p>,</text:p>
          </table:table-cell>
          <table:table-cell table:formula="of:=[.W25]/[.AI25]" office:value-type="float" office:value="41.4647050502193">
            <text:p>41.4647050502</text:p>
          </table:table-cell>
          <table:table-cell office:value-type="string">
            <text:p>)</text:p>
          </table:table-cell>
          <table:table-cell office:value-type="float" office:value="16777216">
            <text:p>16777216</text:p>
          </table:table-cell>
          <table:table-cell table:formula="of:=[.O25]/[.K25]" office:value-type="float" office:value="0.634600377512022">
            <text:p>0.6346003775</text:p>
          </table:table-cell>
          <table:table-cell table:formula="of:=[.P25]/[.L25]" office:value-type="float" office:value="0.726424050004788">
            <text:p>0.72642405</text:p>
          </table:table-cell>
          <table:table-cell table:formula="of:=[.Q25]/[.M25]" office:value-type="float" office:value="1.5757948398228">
            <text:p>1.5757948398</text:p>
          </table:table-cell>
          <table:table-cell table:formula="of:=[.R25]/[.N25]" office:value-type="float" office:value="0.545726215452526">
            <text:p>0.5457262155</text:p>
          </table:table-cell>
          <table:table-cell office:value-type="float" office:value="0.599716">
            <text:p>0.599716</text:p>
          </table:table-cell>
          <table:table-cell office:value-type="float" office:value="2566917410">
            <text:p>2566917410</text:p>
          </table:table-cell>
          <table:table-cell office:value-type="float" office:value="671.406439">
            <text:p>671.406439</text:p>
          </table:table-cell>
          <table:table-cell office:value-type="float" office:value="50640316">
            <text:p>50640316</text:p>
          </table:table-cell>
          <table:table-cell office:value-type="float" office:value="0.38058">
            <text:p>0.38058</text:p>
          </table:table-cell>
          <table:table-cell office:value-type="float" office:value="1864670541">
            <text:p>1864670541</text:p>
          </table:table-cell>
          <table:table-cell office:value-type="float" office:value="1057.998802">
            <text:p>1057.998802</text:p>
          </table:table-cell>
          <table:table-cell office:value-type="float" office:value="27635748">
            <text:p>27635748</text:p>
          </table:table-cell>
          <table:table-cell office:value-type="float" office:value="0.560912">
            <text:p>0.560912</text:p>
          </table:table-cell>
          <table:table-cell office:value-type="float" office:value="1367345839">
            <text:p>1367345839</text:p>
          </table:table-cell>
          <table:table-cell office:value-type="float" office:value="717.854466">
            <text:p>717.854466</text:p>
          </table:table-cell>
          <table:table-cell office:value-type="float" office:value="50761993">
            <text:p>50761993</text:p>
          </table:table-cell>
          <table:table-cell office:value-type="float" office:value="0.293114">
            <text:p>0.293114</text:p>
          </table:table-cell>
          <table:table-cell office:value-type="float" office:value="1258291542">
            <text:p>1258291542</text:p>
          </table:table-cell>
          <table:table-cell office:value-type="float" office:value="1373.708468">
            <text:p>1373.708468</text:p>
          </table:table-cell>
          <table:table-cell office:value-type="float" office:value="27772827">
            <text:p>27772827</text:p>
          </table:table-cell>
          <table:table-cell office:value-type="float" office:value="0.172529">
            <text:p>0.172529</text:p>
          </table:table-cell>
          <table:table-cell office:value-type="float" office:value="126087674">
            <text:p>126087674</text:p>
          </table:table-cell>
          <table:table-cell office:value-type="float" office:value="2333.829003">
            <text:p>2333.829003</text:p>
          </table:table-cell>
          <table:table-cell office:value-type="float" office:value="135517">
            <text:p>135517</text:p>
          </table:table-cell>
          <table:table-cell office:value-type="float" office:value="0.025145">
            <text:p>0.025145</text:p>
          </table:table-cell>
          <table:table-cell office:value-type="float" office:value="46142996">
            <text:p>46142996</text:p>
          </table:table-cell>
          <table:table-cell office:value-type="float" office:value="16013.250507">
            <text:p>16013.250507</text:p>
          </table:table-cell>
          <table:table-cell office:value-type="float" office:value="2130883">
            <text:p>2130883</text:p>
          </table:table-cell>
          <table:table-cell office:value-type="float" office:value="0.007069">
            <text:p>0.007069</text:p>
          </table:table-cell>
          <table:table-cell office:value-type="float" office:value="5250192">
            <text:p>5250192</text:p>
          </table:table-cell>
          <table:table-cell office:value-type="float" office:value="56960.416466">
            <text:p>56960.416466</text:p>
          </table:table-cell>
          <table:table-cell office:value-type="float" office:value="134406">
            <text:p>134406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25]+1" office:value-type="float" office:value="25">
            <text:p>25</text:p>
          </table:table-cell>
          <table:table-cell office:value-type="string">
            <text:p>,</text:p>
          </table:table-cell>
          <table:table-cell table:formula="of:=[.W26]/[.AI26]" office:value-type="float" office:value="27.7212420316677">
            <text:p>27.7212420317</text:p>
          </table:table-cell>
          <table:table-cell office:value-type="string">
            <text:p>)</text:p>
          </table:table-cell>
          <table:table-cell office:value-type="float" office:value="33554432">
            <text:p>33554432</text:p>
          </table:table-cell>
          <table:table-cell table:formula="of:=[.O26]/[.K26]" office:value-type="float" office:value="0.57199295246533">
            <text:p>0.5719929525</text:p>
          </table:table-cell>
          <table:table-cell table:formula="of:=[.P26]/[.L26]" office:value-type="float" office:value="0.732809909033622">
            <text:p>0.732809909</text:p>
          </table:table-cell>
          <table:table-cell table:formula="of:=[.Q26]/[.M26]" office:value-type="float" office:value="1.74827328893994">
            <text:p>1.7482732889</text:p>
          </table:table-cell>
          <table:table-cell table:formula="of:=[.R26]/[.N26]" office:value-type="float" office:value="0.563756237191221">
            <text:p>0.5637562372</text:p>
          </table:table-cell>
          <table:table-cell office:value-type="float" office:value="1.492153">
            <text:p>1.492153</text:p>
          </table:table-cell>
          <table:table-cell office:value-type="float" office:value="5335158242">
            <text:p>5335158242</text:p>
          </table:table-cell>
          <table:table-cell office:value-type="float" office:value="562.181492">
            <text:p>562.181492</text:p>
          </table:table-cell>
          <table:table-cell office:value-type="float" office:value="105417443">
            <text:p>105417443</text:p>
          </table:table-cell>
          <table:table-cell office:value-type="float" office:value="0.853501">
            <text:p>0.853501</text:p>
          </table:table-cell>
          <table:table-cell office:value-type="float" office:value="3909656826">
            <text:p>3909656826</text:p>
          </table:table-cell>
          <table:table-cell office:value-type="float" office:value="982.846886">
            <text:p>982.846886</text:p>
          </table:table-cell>
          <table:table-cell office:value-type="float" office:value="59429741">
            <text:p>59429741</text:p>
          </table:table-cell>
          <table:table-cell office:value-type="float" office:value="1.404955">
            <text:p>1.404955</text:p>
          </table:table-cell>
          <table:table-cell office:value-type="float" office:value="2835352438">
            <text:p>2835352438</text:p>
          </table:table-cell>
          <table:table-cell office:value-type="float" office:value="597.073074">
            <text:p>597.073074</text:p>
          </table:table-cell>
          <table:table-cell office:value-type="float" office:value="105533699">
            <text:p>105533699</text:p>
          </table:table-cell>
          <table:table-cell office:value-type="float" office:value="0.674042">
            <text:p>0.674042</text:p>
          </table:table-cell>
          <table:table-cell office:value-type="float" office:value="2608857458">
            <text:p>2608857458</text:p>
          </table:table-cell>
          <table:table-cell office:value-type="float" office:value="1244.523042">
            <text:p>1244.523042</text:p>
          </table:table-cell>
          <table:table-cell office:value-type="float" office:value="59713406">
            <text:p>59713406</text:p>
          </table:table-cell>
          <table:table-cell office:value-type="float" office:value="0.178507">
            <text:p>0.178507</text:p>
          </table:table-cell>
          <table:table-cell office:value-type="float" office:value="145741837">
            <text:p>145741837</text:p>
          </table:table-cell>
          <table:table-cell office:value-type="float" office:value="4699.315993">
            <text:p>4699.315993</text:p>
          </table:table-cell>
          <table:table-cell office:value-type="float" office:value="266531">
            <text:p>266531</text:p>
          </table:table-cell>
          <table:table-cell office:value-type="float" office:value="0.055172">
            <text:p>0.055172</text:p>
          </table:table-cell>
          <table:table-cell office:value-type="float" office:value="92280310">
            <text:p>92280310</text:p>
          </table:table-cell>
          <table:table-cell office:value-type="float" office:value="15204.466033">
            <text:p>15204.466033</text:p>
          </table:table-cell>
          <table:table-cell office:value-type="float" office:value="4244194">
            <text:p>4244194</text:p>
          </table:table-cell>
          <table:table-cell office:value-type="float" office:value="0.024315">
            <text:p>0.024315</text:p>
          </table:table-cell>
          <table:table-cell office:value-type="float" office:value="10493159">
            <text:p>10493159</text:p>
          </table:table-cell>
          <table:table-cell office:value-type="float" office:value="34499.72445">
            <text:p>34499.72445</text:p>
          </table:table-cell>
          <table:table-cell office:value-type="float" office:value="264693">
            <text:p>264693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7">12/07/2011</text:date>, <text:time>19:3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Ingram</meta:initial-creator>
    <meta:creation-date>2011-12-07T16:53:51</meta:creation-date>
    <dc:date>2011-12-07T19:33:27</dc:date>
    <dc:creator>Dustin Ingram</dc:creator>
    <meta:editing-duration>PT37M21S</meta:editing-duration>
    <meta:editing-cycles>1</meta:editing-cycles>
    <meta:document-statistic meta:table-count="3" meta:cell-count="952" meta:object-count="0"/>
    <meta:generator>LibreOffice/3.4$Linux LibreOffice_project/340m1$Build-402</meta:generator>
  </office:meta>
</office:document-meta>
</file>